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autami" svg:font-family="Gautami" style:font-adornments="Regular" style:font-pitch="variable"/>
    <style:font-face style:name="Courier New" svg:font-family="'Courier New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atha1" svg:font-family="Lath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24in" table:align="margins" fo:keep-with-next="always" style:may-break-between-rows="false"/>
    </style:style>
    <style:style style:name="Table1.A" style:family="table-column">
      <style:table-column-properties style:column-width="0.4688in" style:rel-column-width="4587*"/>
    </style:style>
    <style:style style:name="Table1.B" style:family="table-column">
      <style:table-column-properties style:column-width="6.2236in" style:rel-column-width="60947*"/>
    </style:style>
    <style:style style:name="Table1.1" style:family="table-row"/>
    <style:style style:name="Table1.A1" style:family="table-cell">
      <style:table-cell-properties fo:padding="0in" fo:border="none"/>
    </style:style>
    <style:style style:name="Table2" style:family="table">
      <style:table-properties style:width="6.6924in" fo:break-before="page" table:align="margins" fo:keep-with-next="always" style:may-break-between-rows="false"/>
    </style:style>
    <style:style style:name="Table2.A" style:family="table-column">
      <style:table-column-properties style:column-width="0.4688in" style:rel-column-width="4587*"/>
    </style:style>
    <style:style style:name="Table2.B" style:family="table-column">
      <style:table-column-properties style:column-width="6.2236in" style:rel-column-width="60947*"/>
    </style:style>
    <style:style style:name="Table2.1" style:family="table-row"/>
    <style:style style:name="Table2.A1" style:family="table-cell">
      <style:table-cell-properties fo:padding="0in" fo:border="none"/>
    </style:style>
    <style:style style:name="Table3" style:family="table">
      <style:table-properties style:width="6.6924in" fo:break-before="page" table:align="margins" fo:keep-with-next="always" style:may-break-between-rows="false"/>
    </style:style>
    <style:style style:name="Table3.A" style:family="table-column">
      <style:table-column-properties style:column-width="0.4688in" style:rel-column-width="4587*"/>
    </style:style>
    <style:style style:name="Table3.B" style:family="table-column">
      <style:table-column-properties style:column-width="6.2236in" style:rel-column-width="60947*"/>
    </style:style>
    <style:style style:name="Table3.1" style:family="table-row"/>
    <style:style style:name="Table3.A1" style:family="table-cell">
      <style:table-cell-properties fo:padding="0in" fo:border="none"/>
    </style:style>
    <style:style style:name="P1" style:family="paragraph" style:parent-style-name="Standard">
      <style:paragraph-properties fo:break-before="page"/>
    </style:style>
    <style:style style:name="fr1" style:family="graphic" style:parent-style-name="Interlin_20_Frame">
      <style:graphic-properties style:vertical-pos="top" style:vertical-rel="line"/>
    </style:style>
    <style:style style:name="fr2" style:family="graphic" style:parent-style-name="Interlin_20_Morpheme_20_Frame">
      <style:graphic-properties style:vertical-pos="top" style:vertical-rel="li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user-field-decls>
        <text:user-field-decl office:value-type="string" office:string-value="7" text:name="LTg_NumberingColWidth"/>
        <text:user-field-decl office:value-type="string" office:string-value="2" text:name="LTg_XML_fileCount"/>
        <text:user-field-decl office:value-type="string" office:string-value="D:\Jim\study\_computing\Office\OOo Linguistic Tools\testing\data from FieldWorks - Beth\PracticeGGOinterlinear - Copy.xml" text:name="LTg_XML_filePath00"/>
        <text:user-field-decl office:value-type="string" office:string-value="C" text:name="LTg_XML_filePrefix00"/>
        <text:user-field-decl office:value-type="string" office:string-value="0" text:name="LTg_ShowOrthoLine"/>
        <text:user-field-decl office:value-type="string" office:string-value="1" text:name="LTg_ShowText"/>
        <text:user-field-decl office:value-type="string" office:string-value="1" text:name="LTg_ShowMorphBreaks"/>
        <text:user-field-decl office:value-type="string" office:string-value="1" text:name="LTg_SeparateMorphColumns"/>
        <text:user-field-decl office:value-type="string" office:string-value="0" text:name="LTg_ShowPartOfSpeech"/>
        <text:user-field-decl office:value-type="string" office:string-value="1" text:name="LTg_FreeTransInQuotes"/>
        <text:user-field-decl office:value-type="string" office:string-value="0" text:name="LTg_POS_AboveGloss"/>
        <text:user-field-decl office:value-type="string" office:string-value="1" text:name="LTg_InsertNumbering"/>
        <text:user-field-decl office:value-type="string" office:string-value="1" text:name="LTg_MakeOuterTable"/>
        <text:user-field-decl office:value-type="string" office:string-value="frames" text:name="LTg_Method"/>
        <text:user-field-decl office:value-type="string" office:string-value="Interlin Gloss" text:name="LTg_StyleName_Gloss"/>
        <text:user-field-decl office:value-type="string" office:string-value="Interlin Freeform Gloss" text:name="LTg_StyleName_FreeTxln"/>
        <text:user-field-decl office:value-type="string" office:string-value="Interlin Morpheme Frame" text:name="LTg_StyleName_MorphemeFrame"/>
        <text:user-field-decl office:value-type="string" office:string-value="Interlin Orthographic" text:name="LTg_StyleName_Orthographic"/>
        <text:user-field-decl office:value-type="string" office:string-value="Interlin Frame" text:name="LTg_StyleName_InterlinearFrame"/>
        <text:user-field-decl office:value-type="string" office:string-value="Interlin Base" text:name="LTg_StyleName_Text"/>
        <text:user-field-decl office:value-type="string" office:string-value="Interlin Morph" text:name="LTg_StyleName_Morpheme"/>
        <text:user-field-decl office:value-type="string" office:string-value="Interlin Reference Number" text:name="LTg_StyleName_RefNum"/>
        <text:user-field-decl office:value-type="string" office:string-value="Interlin POS" text:name="LTg_StyleName_POS"/>
        <text:user-field-decl office:value-type="string" office:string-value="Interlin Example Number" text:name="LTg_StyleName_NumPara"/>
        <text:user-field-decl office:value-type="string" office:string-value="1.8" text:name="LTg_EXREFNUM"/>
        <text:user-field-decl office:value-type="string" office:string-value="D:\Jim\study\_computing\Office\OOo Linguistic Tools\testing\data from FieldWorks - Beth\PracticeGGOinterlinear.xml" text:name="LTg_XML_filePath01"/>
        <text:user-field-decl office:value-type="string" office:string-value="" text:name="LTg_XML_filePrefix01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Interlin_20_Example_20_Number">()</text:p>
          </table:table-cell>
          <table:table-cell table:style-name="Table1.A1" office:value-type="string">
            <text:p text:style-name="Table_20_Contents"><draw:frame draw:style-name="fr1" draw:name="Frame1" text:anchor-type="as-char" fo:min-width="0in" draw:z-index="0"><draw:text-box fo:min-height="0.0161in"><text:p text:style-name="Interlin_20_Base">wordText0</text:p><text:p text:style-name="Standard"><draw:frame draw:style-name="fr2" draw:name="Frame2" text:anchor-type="as-char" fo:min-width="0in" draw:z-index="1"><draw:text-box fo:min-height="0.0161in"><text:p text:style-name="Interlin_20_Morph">mText0</text:p><text:p text:style-name="Interlin_20_Gloss">mEng</text:p></draw:text-box></draw:frame><draw:frame draw:style-name="fr2" draw:name="Frame3" text:anchor-type="as-char" fo:min-width="0in" draw:z-index="2"><draw:text-box fo:min-height="0.0161in"><text:p text:style-name="Interlin_20_Morph">mText1</text:p><text:p text:style-name="Interlin_20_Gloss">mEng</text:p></draw:text-box></draw:frame></text:p></draw:text-box></draw:frame><draw:frame draw:style-name="fr1" draw:name="Frame4" text:anchor-type="as-char" fo:min-width="0in" draw:z-index="3"><draw:text-box fo:min-height="0.0161in"><text:p text:style-name="Interlin_20_Base">wordText1</text:p><text:p text:style-name="Standard"><draw:frame draw:style-name="fr2" draw:name="Frame5" text:anchor-type="as-char" fo:min-width="0in" draw:z-index="4"><draw:text-box fo:min-height="0.0161in"><text:p text:style-name="Interlin_20_Morph">mText0</text:p><text:p text:style-name="Interlin_20_Gloss">mEng</text:p></draw:text-box></draw:frame><draw:frame draw:style-name="fr2" draw:name="Frame6" text:anchor-type="as-char" fo:min-width="0in" draw:z-index="5"><draw:text-box fo:min-height="0.0161in"><text:p text:style-name="Interlin_20_Morph">mText1</text:p><text:p text:style-name="Interlin_20_Gloss">mEng</text:p></draw:text-box></draw:frame></text:p></draw:text-box></draw:frame><draw:frame draw:style-name="fr1" draw:name="Frame7" text:anchor-type="as-char" fo:min-width="0in" draw:z-index="6"><draw:text-box fo:min-height="0.0161in"><text:p text:style-name="Interlin_20_Base">wordText2</text:p><text:p text:style-name="Standard"><draw:frame draw:style-name="fr2" draw:name="Frame8" text:anchor-type="as-char" fo:min-width="0in" draw:z-index="7"><draw:text-box fo:min-height="0.0161in"><text:p text:style-name="Interlin_20_Morph">mText0</text:p><text:p text:style-name="Interlin_20_Gloss">mEng</text:p></draw:text-box></draw:frame><draw:frame draw:style-name="fr2" draw:name="Frame9" text:anchor-type="as-char" fo:min-width="0in" draw:z-index="8"><draw:text-box fo:min-height="0.0161in"><text:p text:style-name="Interlin_20_Morph">mText1</text:p><text:p text:style-name="Interlin_20_Gloss">mEng</text:p></draw:text-box></draw:frame></text:p></draw:text-box></draw:frame><draw:frame draw:style-name="fr1" draw:name="Frame10" text:anchor-type="as-char" fo:min-width="0in" draw:z-index="9"><draw:text-box fo:min-height="0.0161in"><text:p text:style-name="Interlin_20_Base">wordText3</text:p><text:p text:style-name="Standard"><draw:frame draw:style-name="fr2" draw:name="Frame11" text:anchor-type="as-char" fo:min-width="0in" draw:z-index="10"><draw:text-box fo:min-height="0.0161in"><text:p text:style-name="Interlin_20_Morph">mText0</text:p><text:p text:style-name="Interlin_20_Gloss">mEng</text:p></draw:text-box></draw:frame><draw:frame draw:style-name="fr2" draw:name="Frame12" text:anchor-type="as-char" fo:min-width="0in" draw:z-index="11"><draw:text-box fo:min-height="0.0161in"><text:p text:style-name="Interlin_20_Morph">mText1</text:p><text:p text:style-name="Interlin_20_Gloss">mEng</text:p></draw:text-box></draw:frame></text:p></draw:text-box></draw:frame><draw:frame draw:style-name="fr1" draw:name="Frame13" text:anchor-type="as-char" fo:min-width="0in" draw:z-index="12"><draw:text-box fo:min-height="0.0161in"><text:p text:style-name="Interlin_20_Base">wordText4</text:p><text:p text:style-name="Standard"><draw:frame draw:style-name="fr2" draw:name="Frame14" text:anchor-type="as-char" fo:min-width="0in" draw:z-index="13"><draw:text-box fo:min-height="0.0161in"><text:p text:style-name="Interlin_20_Morph">mText0</text:p><text:p text:style-name="Interlin_20_Gloss">mEng</text:p></draw:text-box></draw:frame><draw:frame draw:style-name="fr2" draw:name="Frame15" text:anchor-type="as-char" fo:min-width="0in" draw:z-index="14"><draw:text-box fo:min-height="0.0161in"><text:p text:style-name="Interlin_20_Morph">mText1</text:p><text:p text:style-name="Interlin_20_Gloss">mEng</text:p></draw:text-box></draw:frame></text:p></draw:text-box></draw:frame><draw:frame draw:style-name="fr1" draw:name="Frame16" text:anchor-type="as-char" fo:min-width="0in" draw:z-index="15"><draw:text-box fo:min-height="0.0161in"><text:p text:style-name="Interlin_20_Base">wordText5</text:p><text:p text:style-name="Standard"><draw:frame draw:style-name="fr2" draw:name="Frame17" text:anchor-type="as-char" fo:min-width="0in" draw:z-index="16"><draw:text-box fo:min-height="0.0161in"><text:p text:style-name="Interlin_20_Morph">mText0</text:p><text:p text:style-name="Interlin_20_Gloss">mEng</text:p></draw:text-box></draw:frame><draw:frame draw:style-name="fr2" draw:name="Frame18" text:anchor-type="as-char" fo:min-width="0in" draw:z-index="17"><draw:text-box fo:min-height="0.0161in"><text:p text:style-name="Interlin_20_Morph">mText1</text:p><text:p text:style-name="Interlin_20_Gloss">mEng</text:p></draw:text-box></draw:frame></text:p></draw:text-box></draw:frame><draw:frame draw:style-name="fr1" draw:name="Frame19" text:anchor-type="as-char" fo:min-width="0in" draw:z-index="18"><draw:text-box fo:min-height="0.0161in"><text:p text:style-name="Interlin_20_Base">wordText6</text:p><text:p text:style-name="Standard"><draw:frame draw:style-name="fr2" draw:name="Frame20" text:anchor-type="as-char" fo:min-width="0in" draw:z-index="19"><draw:text-box fo:min-height="0.0161in"><text:p text:style-name="Interlin_20_Morph">mText0</text:p><text:p text:style-name="Interlin_20_Gloss">mEng</text:p></draw:text-box></draw:frame><draw:frame draw:style-name="fr2" draw:name="Frame21" text:anchor-type="as-char" fo:min-width="0in" draw:z-index="20"><draw:text-box fo:min-height="0.0161in"><text:p text:style-name="Interlin_20_Morph">mText1</text:p><text:p text:style-name="Interlin_20_Gloss">mEng</text:p></draw:text-box></draw:frame></text:p></draw:text-box></draw:frame><draw:frame draw:style-name="fr1" draw:name="Frame22" text:anchor-type="as-char" fo:min-width="0in" draw:z-index="21"><draw:text-box fo:min-height="0.0161in"><text:p text:style-name="Interlin_20_Base">wordText7</text:p><text:p text:style-name="Standard"><draw:frame draw:style-name="fr2" draw:name="Frame23" text:anchor-type="as-char" fo:min-width="0in" draw:z-index="22"><draw:text-box fo:min-height="0.0161in"><text:p text:style-name="Interlin_20_Morph">mText0</text:p><text:p text:style-name="Interlin_20_Gloss">mEng</text:p></draw:text-box></draw:frame><draw:frame draw:style-name="fr2" draw:name="Frame24" text:anchor-type="as-char" fo:min-width="0in" draw:z-index="23"><draw:text-box fo:min-height="0.0161in"><text:p text:style-name="Interlin_20_Morph">mText1</text:p><text:p text:style-name="Interlin_20_Gloss">mEng</text:p></draw:text-box></draw:frame></text:p></draw:text-box></draw:frame><draw:frame draw:style-name="fr1" draw:name="Frame25" text:anchor-type="as-char" fo:min-width="0in" draw:z-index="24"><draw:text-box fo:min-height="0.0161in"><text:p text:style-name="Interlin_20_Base">wordText8</text:p><text:p text:style-name="Standard"><draw:frame draw:style-name="fr2" draw:name="Frame26" text:anchor-type="as-char" fo:min-width="0in" draw:z-index="25"><draw:text-box fo:min-height="0.0161in"><text:p text:style-name="Interlin_20_Morph">mText0</text:p><text:p text:style-name="Interlin_20_Gloss">mEng</text:p></draw:text-box></draw:frame><draw:frame draw:style-name="fr2" draw:name="Frame27" text:anchor-type="as-char" fo:min-width="0in" draw:z-index="26"><draw:text-box fo:min-height="0.0161in"><text:p text:style-name="Interlin_20_Morph">mText1</text:p><text:p text:style-name="Interlin_20_Gloss">mEng</text:p></draw:text-box></draw:frame></text:p></draw:text-box></draw:frame><draw:frame draw:style-name="fr1" draw:name="Frame28" text:anchor-type="as-char" fo:min-width="0in" draw:z-index="27"><draw:text-box fo:min-height="0.0161in"><text:p text:style-name="Interlin_20_Base">wordText9</text:p><text:p text:style-name="Standard"><draw:frame draw:style-name="fr2" draw:name="Frame29" text:anchor-type="as-char" fo:min-width="0in" draw:z-index="28"><draw:text-box fo:min-height="0.0161in"><text:p text:style-name="Interlin_20_Morph">mText0</text:p><text:p text:style-name="Interlin_20_Gloss">mEng</text:p></draw:text-box></draw:frame><draw:frame draw:style-name="fr2" draw:name="Frame30" text:anchor-type="as-char" fo:min-width="0in" draw:z-index="29"><draw:text-box fo:min-height="0.0161in"><text:p text:style-name="Interlin_20_Morph">mText1</text:p><text:p text:style-name="Interlin_20_Gloss">mEng</text:p></draw:text-box></draw:frame></text:p></draw:text-box></draw:frame><draw:frame draw:style-name="fr1" draw:name="Frame31" text:anchor-type="as-char" fo:min-width="0in" draw:z-index="30"><draw:text-box fo:min-height="0.0161in"><text:p text:style-name="Interlin_20_Base">wordText10</text:p><text:p text:style-name="Standard"><draw:frame draw:style-name="fr2" draw:name="Frame32" text:anchor-type="as-char" fo:min-width="0in" draw:z-index="31"><draw:text-box fo:min-height="0.0161in"><text:p text:style-name="Interlin_20_Morph">mText0</text:p><text:p text:style-name="Interlin_20_Gloss">mEng</text:p></draw:text-box></draw:frame><draw:frame draw:style-name="fr2" draw:name="Frame33" text:anchor-type="as-char" fo:min-width="0in" draw:z-index="32"><draw:text-box fo:min-height="0.0161in"><text:p text:style-name="Interlin_20_Morph">mText1</text:p><text:p text:style-name="Interlin_20_Gloss">mEng</text:p></draw:text-box></draw:frame></text:p></draw:text-box></draw:frame><draw:frame draw:style-name="fr1" draw:name="Frame34" text:anchor-type="as-char" fo:min-width="0in" draw:z-index="33"><draw:text-box fo:min-height="0.0161in"><text:p text:style-name="Interlin_20_Base">wordText11</text:p><text:p text:style-name="Standard"><draw:frame draw:style-name="fr2" draw:name="Frame35" text:anchor-type="as-char" fo:min-width="0in" draw:z-index="34"><draw:text-box fo:min-height="0.0161in"><text:p text:style-name="Interlin_20_Morph">mText0</text:p><text:p text:style-name="Interlin_20_Gloss">mEng</text:p></draw:text-box></draw:frame><draw:frame draw:style-name="fr2" draw:name="Frame36" text:anchor-type="as-char" fo:min-width="0in" draw:z-index="35"><draw:text-box fo:min-height="0.0161in"><text:p text:style-name="Interlin_20_Morph">mText1</text:p><text:p text:style-name="Interlin_20_Gloss">mEng</text:p></draw:text-box></draw:frame></text:p></draw:text-box></draw:frame><draw:frame draw:style-name="fr1" draw:name="Frame37" text:anchor-type="as-char" fo:min-width="0in" draw:z-index="36"><draw:text-box fo:min-height="0.0161in"><text:p text:style-name="Interlin_20_Base">wordText12</text:p><text:p text:style-name="Standard"><draw:frame draw:style-name="fr2" draw:name="Frame38" text:anchor-type="as-char" fo:min-width="0in" draw:z-index="37"><draw:text-box fo:min-height="0.0161in"><text:p text:style-name="Interlin_20_Morph">mText0</text:p><text:p text:style-name="Interlin_20_Gloss">mEng</text:p></draw:text-box></draw:frame><draw:frame draw:style-name="fr2" draw:name="Frame39" text:anchor-type="as-char" fo:min-width="0in" draw:z-index="38"><draw:text-box fo:min-height="0.0161in"><text:p text:style-name="Interlin_20_Morph">mText1</text:p><text:p text:style-name="Interlin_20_Gloss">mEng</text:p></draw:text-box></draw:frame></text:p></draw:text-box></draw:frame><draw:frame draw:style-name="fr1" draw:name="Frame40" text:anchor-type="as-char" fo:min-width="0in" draw:z-index="39"><draw:text-box fo:min-height="0.0161in"><text:p text:style-name="Interlin_20_Base">wordText13</text:p><text:p text:style-name="Standard"><draw:frame draw:style-name="fr2" draw:name="Frame41" text:anchor-type="as-char" fo:min-width="0in" draw:z-index="40"><draw:text-box fo:min-height="0.0161in"><text:p text:style-name="Interlin_20_Morph">mText0</text:p><text:p text:style-name="Interlin_20_Gloss">mEng</text:p></draw:text-box></draw:frame><draw:frame draw:style-name="fr2" draw:name="Frame42" text:anchor-type="as-char" fo:min-width="0in" draw:z-index="41"><draw:text-box fo:min-height="0.0161in"><text:p text:style-name="Interlin_20_Morph">mText1</text:p><text:p text:style-name="Interlin_20_Gloss">mEng</text:p></draw:text-box></draw:frame></text:p></draw:text-box></draw:frame><draw:frame draw:style-name="fr1" draw:name="Frame43" text:anchor-type="as-char" fo:min-width="0in" draw:z-index="42"><draw:text-box fo:min-height="0.0161in"><text:p text:style-name="Interlin_20_Base">wordText14</text:p><text:p text:style-name="Standard"><draw:frame draw:style-name="fr2" draw:name="Frame44" text:anchor-type="as-char" fo:min-width="0in" draw:z-index="43"><draw:text-box fo:min-height="0.0161in"><text:p text:style-name="Interlin_20_Morph">mText0</text:p><text:p text:style-name="Interlin_20_Gloss">mEng</text:p></draw:text-box></draw:frame><draw:frame draw:style-name="fr2" draw:name="Frame45" text:anchor-type="as-char" fo:min-width="0in" draw:z-index="44"><draw:text-box fo:min-height="0.0161in"><text:p text:style-name="Interlin_20_Morph">mText1</text:p><text:p text:style-name="Interlin_20_Gloss">mEng</text:p></draw:text-box></draw:frame></text:p></draw:text-box></draw:frame><draw:frame draw:style-name="fr1" draw:name="Frame46" text:anchor-type="as-char" fo:min-width="0in" draw:z-index="45"><draw:text-box fo:min-height="0.0161in"><text:p text:style-name="Interlin_20_Base">wordText15</text:p><text:p text:style-name="Standard"><draw:frame draw:style-name="fr2" draw:name="Frame47" text:anchor-type="as-char" fo:min-width="0in" draw:z-index="46"><draw:text-box fo:min-height="0.0161in"><text:p text:style-name="Interlin_20_Morph">mText0</text:p><text:p text:style-name="Interlin_20_Gloss">mEng</text:p></draw:text-box></draw:frame><draw:frame draw:style-name="fr2" draw:name="Frame48" text:anchor-type="as-char" fo:min-width="0in" draw:z-index="47"><draw:text-box fo:min-height="0.0161in"><text:p text:style-name="Interlin_20_Morph">mText1</text:p><text:p text:style-name="Interlin_20_Gloss">mEng</text:p></draw:text-box></draw:frame></text:p></draw:text-box></draw:frame><draw:frame draw:style-name="fr1" draw:name="Frame49" text:anchor-type="as-char" fo:min-width="0in" draw:z-index="48"><draw:text-box fo:min-height="0.0161in"><text:p text:style-name="Interlin_20_Base">wordText16</text:p><text:p text:style-name="Standard"><draw:frame draw:style-name="fr2" draw:name="Frame50" text:anchor-type="as-char" fo:min-width="0in" draw:z-index="49"><draw:text-box fo:min-height="0.0161in"><text:p text:style-name="Interlin_20_Morph">mText0</text:p><text:p text:style-name="Interlin_20_Gloss">mEng</text:p></draw:text-box></draw:frame><draw:frame draw:style-name="fr2" draw:name="Frame51" text:anchor-type="as-char" fo:min-width="0in" draw:z-index="50"><draw:text-box fo:min-height="0.0161in"><text:p text:style-name="Interlin_20_Morph">mText1</text:p><text:p text:style-name="Interlin_20_Gloss">mEng</text:p></draw:text-box></draw:frame></text:p></draw:text-box></draw:frame><draw:frame draw:style-name="fr1" draw:name="Frame52" text:anchor-type="as-char" fo:min-width="0in" draw:z-index="51"><draw:text-box fo:min-height="0.0161in"><text:p text:style-name="Interlin_20_Base">wordText17</text:p><text:p text:style-name="Standard"><draw:frame draw:style-name="fr2" draw:name="Frame53" text:anchor-type="as-char" fo:min-width="0in" draw:z-index="52"><draw:text-box fo:min-height="0.0161in"><text:p text:style-name="Interlin_20_Morph">mText0</text:p><text:p text:style-name="Interlin_20_Gloss">mEng</text:p></draw:text-box></draw:frame><draw:frame draw:style-name="fr2" draw:name="Frame54" text:anchor-type="as-char" fo:min-width="0in" draw:z-index="53"><draw:text-box fo:min-height="0.0161in"><text:p text:style-name="Interlin_20_Morph">mText1</text:p><text:p text:style-name="Interlin_20_Gloss">mEng</text:p></draw:text-box></draw:frame></text:p></draw:text-box></draw:frame><draw:frame draw:style-name="fr1" draw:name="Frame55" text:anchor-type="as-char" fo:min-width="0in" draw:z-index="54"><draw:text-box fo:min-height="0.0161in"><text:p text:style-name="Interlin_20_Base">wordText18</text:p><text:p text:style-name="Standard"><draw:frame draw:style-name="fr2" draw:name="Frame56" text:anchor-type="as-char" fo:min-width="0in" draw:z-index="55"><draw:text-box fo:min-height="0.0161in"><text:p text:style-name="Interlin_20_Morph">mText0</text:p><text:p text:style-name="Interlin_20_Gloss">mEng</text:p></draw:text-box></draw:frame><draw:frame draw:style-name="fr2" draw:name="Frame57" text:anchor-type="as-char" fo:min-width="0in" draw:z-index="56"><draw:text-box fo:min-height="0.0161in"><text:p text:style-name="Interlin_20_Morph">mText1</text:p><text:p text:style-name="Interlin_20_Gloss">mEng</text:p></draw:text-box></draw:frame></text:p></draw:text-box></draw:frame><draw:frame draw:style-name="fr1" draw:name="Frame58" text:anchor-type="as-char" fo:min-width="0in" draw:z-index="57"><draw:text-box fo:min-height="0.0161in"><text:p text:style-name="Interlin_20_Base">wordText19</text:p><text:p text:style-name="Standard"><draw:frame draw:style-name="fr2" draw:name="Frame59" text:anchor-type="as-char" fo:min-width="0in" draw:z-index="58"><draw:text-box fo:min-height="0.0161in"><text:p text:style-name="Interlin_20_Morph">mText0</text:p><text:p text:style-name="Interlin_20_Gloss">mEng</text:p></draw:text-box></draw:frame><draw:frame draw:style-name="fr2" draw:name="Frame60" text:anchor-type="as-char" fo:min-width="0in" draw:z-index="59"><draw:text-box fo:min-height="0.0161in"><text:p text:style-name="Interlin_20_Morph">mText1</text:p><text:p text:style-name="Interlin_20_Gloss">mEng</text:p></draw:text-box></draw:frame></text:p></draw:text-box></draw:frame><draw:frame draw:style-name="fr1" draw:name="Frame61" text:anchor-type="as-char" fo:min-width="0in" draw:z-index="60"><draw:text-box fo:min-height="0.0161in"><text:p text:style-name="Interlin_20_Base">wordText20</text:p><text:p text:style-name="Standard"><draw:frame draw:style-name="fr2" draw:name="Frame62" text:anchor-type="as-char" fo:min-width="0in" draw:z-index="61"><draw:text-box fo:min-height="0.0161in"><text:p text:style-name="Interlin_20_Morph">mText0</text:p><text:p text:style-name="Interlin_20_Gloss">mEng</text:p></draw:text-box></draw:frame><draw:frame draw:style-name="fr2" draw:name="Frame63" text:anchor-type="as-char" fo:min-width="0in" draw:z-index="62"><draw:text-box fo:min-height="0.0161in"><text:p text:style-name="Interlin_20_Morph">mText1</text:p><text:p text:style-name="Interlin_20_Gloss">mEng</text:p></draw:text-box></draw:frame></text:p></draw:text-box></draw:frame><draw:frame draw:style-name="fr1" draw:name="Frame64" text:anchor-type="as-char" fo:min-width="0in" draw:z-index="63"><draw:text-box fo:min-height="0.0161in"><text:p text:style-name="Interlin_20_Base">wordText21</text:p><text:p text:style-name="Standard"><draw:frame draw:style-name="fr2" draw:name="Frame65" text:anchor-type="as-char" fo:min-width="0in" draw:z-index="64"><draw:text-box fo:min-height="0.0161in"><text:p text:style-name="Interlin_20_Morph">mText0</text:p><text:p text:style-name="Interlin_20_Gloss">mEng</text:p></draw:text-box></draw:frame><draw:frame draw:style-name="fr2" draw:name="Frame66" text:anchor-type="as-char" fo:min-width="0in" draw:z-index="65"><draw:text-box fo:min-height="0.0161in"><text:p text:style-name="Interlin_20_Morph">mText1</text:p><text:p text:style-name="Interlin_20_Gloss">mEng</text:p></draw:text-box></draw:frame></text:p></draw:text-box></draw:frame><draw:frame draw:style-name="fr1" draw:name="Frame67" text:anchor-type="as-char" fo:min-width="0in" draw:z-index="66"><draw:text-box fo:min-height="0.0161in"><text:p text:style-name="Interlin_20_Base">wordText22</text:p><text:p text:style-name="Standard"><draw:frame draw:style-name="fr2" draw:name="Frame68" text:anchor-type="as-char" fo:min-width="0in" draw:z-index="67"><draw:text-box fo:min-height="0.0161in"><text:p text:style-name="Interlin_20_Morph">mText0</text:p><text:p text:style-name="Interlin_20_Gloss">mEng</text:p></draw:text-box></draw:frame><draw:frame draw:style-name="fr2" draw:name="Frame69" text:anchor-type="as-char" fo:min-width="0in" draw:z-index="68"><draw:text-box fo:min-height="0.0161in"><text:p text:style-name="Interlin_20_Morph">mText1</text:p><text:p text:style-name="Interlin_20_Gloss">mEng</text:p></draw:text-box></draw:frame></text:p></draw:text-box></draw:frame><draw:frame draw:style-name="fr1" draw:name="Frame70" text:anchor-type="as-char" fo:min-width="0in" draw:z-index="69"><draw:text-box fo:min-height="0.0161in"><text:p text:style-name="Interlin_20_Base">wordText23</text:p><text:p text:style-name="Standard"><draw:frame draw:style-name="fr2" draw:name="Frame71" text:anchor-type="as-char" fo:min-width="0in" draw:z-index="70"><draw:text-box fo:min-height="0.0161in"><text:p text:style-name="Interlin_20_Morph">mText0</text:p><text:p text:style-name="Interlin_20_Gloss">mEng</text:p></draw:text-box></draw:frame><draw:frame draw:style-name="fr2" draw:name="Frame72" text:anchor-type="as-char" fo:min-width="0in" draw:z-index="71"><draw:text-box fo:min-height="0.0161in"><text:p text:style-name="Interlin_20_Morph">mText1</text:p><text:p text:style-name="Interlin_20_Gloss">mEng</text:p></draw:text-box></draw:frame></text:p></draw:text-box></draw:frame><draw:frame draw:style-name="fr1" draw:name="Frame73" text:anchor-type="as-char" fo:min-width="0in" draw:z-index="72"><draw:text-box fo:min-height="0.0161in"><text:p text:style-name="Interlin_20_Base">wordText24</text:p><text:p text:style-name="Standard"><draw:frame draw:style-name="fr2" draw:name="Frame74" text:anchor-type="as-char" fo:min-width="0in" draw:z-index="73"><draw:text-box fo:min-height="0.0161in"><text:p text:style-name="Interlin_20_Morph">mText0</text:p><text:p text:style-name="Interlin_20_Gloss">mEng</text:p></draw:text-box></draw:frame><draw:frame draw:style-name="fr2" draw:name="Frame75" text:anchor-type="as-char" fo:min-width="0in" draw:z-index="74"><draw:text-box fo:min-height="0.0161in"><text:p text:style-name="Interlin_20_Morph">mText1</text:p><text:p text:style-name="Interlin_20_Gloss">mEng</text:p></draw:text-box></draw:frame></text:p></draw:text-box></draw:frame><draw:frame draw:style-name="fr1" draw:name="Frame76" text:anchor-type="as-char" fo:min-width="0in" draw:z-index="75"><draw:text-box fo:min-height="0.0161in"><text:p text:style-name="Interlin_20_Base">wordText25</text:p><text:p text:style-name="Standard"><draw:frame draw:style-name="fr2" draw:name="Frame77" text:anchor-type="as-char" fo:min-width="0in" draw:z-index="76"><draw:text-box fo:min-height="0.0161in"><text:p text:style-name="Interlin_20_Morph">mText0</text:p><text:p text:style-name="Interlin_20_Gloss">mEng</text:p></draw:text-box></draw:frame><draw:frame draw:style-name="fr2" draw:name="Frame78" text:anchor-type="as-char" fo:min-width="0in" draw:z-index="77"><draw:text-box fo:min-height="0.0161in"><text:p text:style-name="Interlin_20_Morph">mText1</text:p><text:p text:style-name="Interlin_20_Gloss">mEng</text:p></draw:text-box></draw:frame></text:p></draw:text-box></draw:frame><draw:frame draw:style-name="fr1" draw:name="Frame79" text:anchor-type="as-char" fo:min-width="0in" draw:z-index="78"><draw:text-box fo:min-height="0.0161in"><text:p text:style-name="Interlin_20_Base">wordText26</text:p><text:p text:style-name="Standard"><draw:frame draw:style-name="fr2" draw:name="Frame80" text:anchor-type="as-char" fo:min-width="0in" draw:z-index="79"><draw:text-box fo:min-height="0.0161in"><text:p text:style-name="Interlin_20_Morph">mText0</text:p><text:p text:style-name="Interlin_20_Gloss">mEng</text:p></draw:text-box></draw:frame><draw:frame draw:style-name="fr2" draw:name="Frame81" text:anchor-type="as-char" fo:min-width="0in" draw:z-index="80"><draw:text-box fo:min-height="0.0161in"><text:p text:style-name="Interlin_20_Morph">mText1</text:p><text:p text:style-name="Interlin_20_Gloss">mEng</text:p></draw:text-box></draw:frame></text:p></draw:text-box></draw:frame><draw:frame draw:style-name="fr1" draw:name="Frame82" text:anchor-type="as-char" fo:min-width="0in" draw:z-index="81"><draw:text-box fo:min-height="0.0161in"><text:p text:style-name="Interlin_20_Base">wordText27</text:p><text:p text:style-name="Standard"><draw:frame draw:style-name="fr2" draw:name="Frame83" text:anchor-type="as-char" fo:min-width="0in" draw:z-index="82"><draw:text-box fo:min-height="0.0161in"><text:p text:style-name="Interlin_20_Morph">mText0</text:p><text:p text:style-name="Interlin_20_Gloss">mEng</text:p></draw:text-box></draw:frame><draw:frame draw:style-name="fr2" draw:name="Frame84" text:anchor-type="as-char" fo:min-width="0in" draw:z-index="83"><draw:text-box fo:min-height="0.0161in"><text:p text:style-name="Interlin_20_Morph">mText1</text:p><text:p text:style-name="Interlin_20_Gloss">mEng</text:p></draw:text-box></draw:frame></text:p></draw:text-box></draw:frame><draw:frame draw:style-name="fr1" draw:name="Frame85" text:anchor-type="as-char" fo:min-width="0in" draw:z-index="84"><draw:text-box fo:min-height="0.0161in"><text:p text:style-name="Interlin_20_Base">wordText28</text:p><text:p text:style-name="Standard"><draw:frame draw:style-name="fr2" draw:name="Frame86" text:anchor-type="as-char" fo:min-width="0in" draw:z-index="85"><draw:text-box fo:min-height="0.0161in"><text:p text:style-name="Interlin_20_Morph">mText0</text:p><text:p text:style-name="Interlin_20_Gloss">mEng</text:p></draw:text-box></draw:frame><draw:frame draw:style-name="fr2" draw:name="Frame87" text:anchor-type="as-char" fo:min-width="0in" draw:z-index="86"><draw:text-box fo:min-height="0.0161in"><text:p text:style-name="Interlin_20_Morph">mText1</text:p><text:p text:style-name="Interlin_20_Gloss">mEng</text:p></draw:text-box></draw:frame></text:p></draw:text-box></draw:frame><draw:frame draw:style-name="fr1" draw:name="Frame88" text:anchor-type="as-char" fo:min-width="0in" draw:z-index="87"><draw:text-box fo:min-height="0.0161in"><text:p text:style-name="Interlin_20_Base">wordText29</text:p><text:p text:style-name="Standard"><draw:frame draw:style-name="fr2" draw:name="Frame89" text:anchor-type="as-char" fo:min-width="0in" draw:z-index="88"><draw:text-box fo:min-height="0.0161in"><text:p text:style-name="Interlin_20_Morph">mText0</text:p><text:p text:style-name="Interlin_20_Gloss">mEng</text:p></draw:text-box></draw:frame><draw:frame draw:style-name="fr2" draw:name="Frame90" text:anchor-type="as-char" fo:min-width="0in" draw:z-index="89"><draw:text-box fo:min-height="0.0161in"><text:p text:style-name="Interlin_20_Morph">mText1</text:p><text:p text:style-name="Interlin_20_Gloss">mEng</text:p></draw:text-box></draw:frame></text:p></draw:text-box></draw:frame><draw:frame draw:style-name="fr1" draw:name="Frame91" text:anchor-type="as-char" fo:min-width="0in" draw:z-index="90"><draw:text-box fo:min-height="0.0161in"><text:p text:style-name="Interlin_20_Base">wordText30</text:p><text:p text:style-name="Standard"><draw:frame draw:style-name="fr2" draw:name="Frame92" text:anchor-type="as-char" fo:min-width="0in" draw:z-index="91"><draw:text-box fo:min-height="0.0161in"><text:p text:style-name="Interlin_20_Morph">mText0</text:p><text:p text:style-name="Interlin_20_Gloss">mEng</text:p></draw:text-box></draw:frame><draw:frame draw:style-name="fr2" draw:name="Frame93" text:anchor-type="as-char" fo:min-width="0in" draw:z-index="92"><draw:text-box fo:min-height="0.0161in"><text:p text:style-name="Interlin_20_Morph">mText1</text:p><text:p text:style-name="Interlin_20_Gloss">mEng</text:p></draw:text-box></draw:frame></text:p></draw:text-box></draw:frame><draw:frame draw:style-name="fr1" draw:name="Frame94" text:anchor-type="as-char" fo:min-width="0in" draw:z-index="93"><draw:text-box fo:min-height="0.0161in"><text:p text:style-name="Interlin_20_Base">wordText31</text:p><text:p text:style-name="Standard"><draw:frame draw:style-name="fr2" draw:name="Frame95" text:anchor-type="as-char" fo:min-width="0in" draw:z-index="94"><draw:text-box fo:min-height="0.0161in"><text:p text:style-name="Interlin_20_Morph">mText0</text:p><text:p text:style-name="Interlin_20_Gloss">mEng</text:p></draw:text-box></draw:frame><draw:frame draw:style-name="fr2" draw:name="Frame96" text:anchor-type="as-char" fo:min-width="0in" draw:z-index="95"><draw:text-box fo:min-height="0.0161in"><text:p text:style-name="Interlin_20_Morph">mText1</text:p><text:p text:style-name="Interlin_20_Gloss">mEng</text:p></draw:text-box></draw:frame></text:p></draw:text-box></draw:frame><draw:frame draw:style-name="fr1" draw:name="Frame97" text:anchor-type="as-char" fo:min-width="0in" draw:z-index="96"><draw:text-box fo:min-height="0.0161in"><text:p text:style-name="Interlin_20_Base">wordText32</text:p><text:p text:style-name="Standard"><draw:frame draw:style-name="fr2" draw:name="Frame98" text:anchor-type="as-char" fo:min-width="0in" draw:z-index="97"><draw:text-box fo:min-height="0.0161in"><text:p text:style-name="Interlin_20_Morph">mText0</text:p><text:p text:style-name="Interlin_20_Gloss">mEng</text:p></draw:text-box></draw:frame><draw:frame draw:style-name="fr2" draw:name="Frame99" text:anchor-type="as-char" fo:min-width="0in" draw:z-index="98"><draw:text-box fo:min-height="0.0161in"><text:p text:style-name="Interlin_20_Morph">mText1</text:p><text:p text:style-name="Interlin_20_Gloss">mEng</text:p></draw:text-box></draw:frame></text:p></draw:text-box></draw:frame><draw:frame draw:style-name="fr1" draw:name="Frame100" text:anchor-type="as-char" fo:min-width="0in" draw:z-index="99"><draw:text-box fo:min-height="0.0161in"><text:p text:style-name="Interlin_20_Base">wordText33</text:p><text:p text:style-name="Standard"><draw:frame draw:style-name="fr2" draw:name="Frame101" text:anchor-type="as-char" fo:min-width="0in" draw:z-index="100"><draw:text-box fo:min-height="0.0161in"><text:p text:style-name="Interlin_20_Morph">mText0</text:p><text:p text:style-name="Interlin_20_Gloss">mEng</text:p></draw:text-box></draw:frame><draw:frame draw:style-name="fr2" draw:name="Frame102" text:anchor-type="as-char" fo:min-width="0in" draw:z-index="101"><draw:text-box fo:min-height="0.0161in"><text:p text:style-name="Interlin_20_Morph">mText1</text:p><text:p text:style-name="Interlin_20_Gloss">mEng</text:p></draw:text-box></draw:frame></text:p></draw:text-box></draw:frame><draw:frame draw:style-name="fr1" draw:name="Frame103" text:anchor-type="as-char" fo:min-width="0in" draw:z-index="102"><draw:text-box fo:min-height="0.0161in"><text:p text:style-name="Interlin_20_Base">wordText34</text:p><text:p text:style-name="Standard"><draw:frame draw:style-name="fr2" draw:name="Frame104" text:anchor-type="as-char" fo:min-width="0in" draw:z-index="103"><draw:text-box fo:min-height="0.0161in"><text:p text:style-name="Interlin_20_Morph">mText0</text:p><text:p text:style-name="Interlin_20_Gloss">mEng</text:p></draw:text-box></draw:frame><draw:frame draw:style-name="fr2" draw:name="Frame105" text:anchor-type="as-char" fo:min-width="0in" draw:z-index="104"><draw:text-box fo:min-height="0.0161in"><text:p text:style-name="Interlin_20_Morph">mText1</text:p><text:p text:style-name="Interlin_20_Gloss">mEng</text:p></draw:text-box></draw:frame></text:p></draw:text-box></draw:frame><draw:frame draw:style-name="fr1" draw:name="Frame106" text:anchor-type="as-char" fo:min-width="0in" draw:z-index="105"><draw:text-box fo:min-height="0.0161in"><text:p text:style-name="Interlin_20_Base">wordText35</text:p><text:p text:style-name="Standard"><draw:frame draw:style-name="fr2" draw:name="Frame107" text:anchor-type="as-char" fo:min-width="0in" draw:z-index="106"><draw:text-box fo:min-height="0.0161in"><text:p text:style-name="Interlin_20_Morph">mText0</text:p><text:p text:style-name="Interlin_20_Gloss">mEng</text:p></draw:text-box></draw:frame><draw:frame draw:style-name="fr2" draw:name="Frame108" text:anchor-type="as-char" fo:min-width="0in" draw:z-index="107"><draw:text-box fo:min-height="0.0161in"><text:p text:style-name="Interlin_20_Morph">mText1</text:p><text:p text:style-name="Interlin_20_Gloss">mEng</text:p></draw:text-box></draw:frame></text:p></draw:text-box></draw:frame><draw:frame draw:style-name="fr1" draw:name="Frame109" text:anchor-type="as-char" fo:min-width="0in" draw:z-index="108"><draw:text-box fo:min-height="0.0161in"><text:p text:style-name="Interlin_20_Base">wordText36</text:p><text:p text:style-name="Standard"><draw:frame draw:style-name="fr2" draw:name="Frame110" text:anchor-type="as-char" fo:min-width="0in" draw:z-index="109"><draw:text-box fo:min-height="0.0161in"><text:p text:style-name="Interlin_20_Morph">mText0</text:p><text:p text:style-name="Interlin_20_Gloss">mEng</text:p></draw:text-box></draw:frame><draw:frame draw:style-name="fr2" draw:name="Frame111" text:anchor-type="as-char" fo:min-width="0in" draw:z-index="110"><draw:text-box fo:min-height="0.0161in"><text:p text:style-name="Interlin_20_Morph">mText1</text:p><text:p text:style-name="Interlin_20_Gloss">mEng</text:p></draw:text-box></draw:frame></text:p></draw:text-box></draw:frame><draw:frame draw:style-name="fr1" draw:name="Frame112" text:anchor-type="as-char" fo:min-width="0in" draw:z-index="111"><draw:text-box fo:min-height="0.0161in"><text:p text:style-name="Interlin_20_Base">wordText37</text:p><text:p text:style-name="Standard"><draw:frame draw:style-name="fr2" draw:name="Frame113" text:anchor-type="as-char" fo:min-width="0in" draw:z-index="112"><draw:text-box fo:min-height="0.0161in"><text:p text:style-name="Interlin_20_Morph">mText0</text:p><text:p text:style-name="Interlin_20_Gloss">mEng</text:p></draw:text-box></draw:frame><draw:frame draw:style-name="fr2" draw:name="Frame114" text:anchor-type="as-char" fo:min-width="0in" draw:z-index="113"><draw:text-box fo:min-height="0.0161in"><text:p text:style-name="Interlin_20_Morph">mText1</text:p><text:p text:style-name="Interlin_20_Gloss">mEng</text:p></draw:text-box></draw:frame></text:p></draw:text-box></draw:frame><draw:frame draw:style-name="fr1" draw:name="Frame115" text:anchor-type="as-char" fo:min-width="0in" draw:z-index="114"><draw:text-box fo:min-height="0.0161in"><text:p text:style-name="Interlin_20_Base">wordText38</text:p><text:p text:style-name="Standard"><draw:frame draw:style-name="fr2" draw:name="Frame116" text:anchor-type="as-char" fo:min-width="0in" draw:z-index="115"><draw:text-box fo:min-height="0.0161in"><text:p text:style-name="Interlin_20_Morph">mText0</text:p><text:p text:style-name="Interlin_20_Gloss">mEng</text:p></draw:text-box></draw:frame><draw:frame draw:style-name="fr2" draw:name="Frame117" text:anchor-type="as-char" fo:min-width="0in" draw:z-index="116"><draw:text-box fo:min-height="0.0161in"><text:p text:style-name="Interlin_20_Morph">mText1</text:p><text:p text:style-name="Interlin_20_Gloss">mEng</text:p></draw:text-box></draw:frame></text:p></draw:text-box></draw:frame><draw:frame draw:style-name="fr1" draw:name="Frame118" text:anchor-type="as-char" fo:min-width="0in" draw:z-index="117"><draw:text-box fo:min-height="0.0161in"><text:p text:style-name="Interlin_20_Base">wordText39</text:p><text:p text:style-name="Standard"><draw:frame draw:style-name="fr2" draw:name="Frame119" text:anchor-type="as-char" fo:min-width="0in" draw:z-index="118"><draw:text-box fo:min-height="0.0161in"><text:p text:style-name="Interlin_20_Morph">mText0</text:p><text:p text:style-name="Interlin_20_Gloss">mEng</text:p></draw:text-box></draw:frame><draw:frame draw:style-name="fr2" draw:name="Frame120" text:anchor-type="as-char" fo:min-width="0in" draw:z-index="119"><draw:text-box fo:min-height="0.0161in"><text:p text:style-name="Interlin_20_Morph">mText1</text:p><text:p text:style-name="Interlin_20_Gloss">mEng</text:p></draw:text-box></draw:frame></text:p></draw:text-box></draw:frame><text:soft-page-break/><draw:frame draw:style-name="fr1" draw:name="Frame121" text:anchor-type="as-char" fo:min-width="0in" draw:z-index="120"><draw:text-box fo:min-height="0.0161in"><text:p text:style-name="Interlin_20_Base">wordText40</text:p><text:p text:style-name="Standard"><draw:frame draw:style-name="fr2" draw:name="Frame122" text:anchor-type="as-char" fo:min-width="0in" draw:z-index="121"><draw:text-box fo:min-height="0.0161in"><text:p text:style-name="Interlin_20_Morph">mText0</text:p><text:p text:style-name="Interlin_20_Gloss">mEng</text:p></draw:text-box></draw:frame><draw:frame draw:style-name="fr2" draw:name="Frame123" text:anchor-type="as-char" fo:min-width="0in" draw:z-index="122"><draw:text-box fo:min-height="0.0161in"><text:p text:style-name="Interlin_20_Morph">mText1</text:p><text:p text:style-name="Interlin_20_Gloss">mEng</text:p></draw:text-box></draw:frame></text:p></draw:text-box></draw:frame><draw:frame draw:style-name="fr1" draw:name="Frame124" text:anchor-type="as-char" fo:min-width="0in" draw:z-index="123"><draw:text-box fo:min-height="0.0161in"><text:p text:style-name="Interlin_20_Base">wordText41</text:p><text:p text:style-name="Standard"><draw:frame draw:style-name="fr2" draw:name="Frame125" text:anchor-type="as-char" fo:min-width="0in" draw:z-index="124"><draw:text-box fo:min-height="0.0161in"><text:p text:style-name="Interlin_20_Morph">mText0</text:p><text:p text:style-name="Interlin_20_Gloss">mEng</text:p></draw:text-box></draw:frame><draw:frame draw:style-name="fr2" draw:name="Frame126" text:anchor-type="as-char" fo:min-width="0in" draw:z-index="125"><draw:text-box fo:min-height="0.0161in"><text:p text:style-name="Interlin_20_Morph">mText1</text:p><text:p text:style-name="Interlin_20_Gloss">mEng</text:p></draw:text-box></draw:frame></text:p></draw:text-box></draw:frame><draw:frame draw:style-name="fr1" draw:name="Frame127" text:anchor-type="as-char" fo:min-width="0in" draw:z-index="126"><draw:text-box fo:min-height="0.0161in"><text:p text:style-name="Interlin_20_Base">wordText42</text:p><text:p text:style-name="Standard"><draw:frame draw:style-name="fr2" draw:name="Frame128" text:anchor-type="as-char" fo:min-width="0in" draw:z-index="127"><draw:text-box fo:min-height="0.0161in"><text:p text:style-name="Interlin_20_Morph">mText0</text:p><text:p text:style-name="Interlin_20_Gloss">mEng</text:p></draw:text-box></draw:frame><draw:frame draw:style-name="fr2" draw:name="Frame129" text:anchor-type="as-char" fo:min-width="0in" draw:z-index="128"><draw:text-box fo:min-height="0.0161in"><text:p text:style-name="Interlin_20_Morph">mText1</text:p><text:p text:style-name="Interlin_20_Gloss">mEng</text:p></draw:text-box></draw:frame></text:p></draw:text-box></draw:frame><draw:frame draw:style-name="fr1" draw:name="Frame130" text:anchor-type="as-char" fo:min-width="0in" draw:z-index="129"><draw:text-box fo:min-height="0.0161in"><text:p text:style-name="Interlin_20_Base">wordText43</text:p><text:p text:style-name="Standard"><draw:frame draw:style-name="fr2" draw:name="Frame131" text:anchor-type="as-char" fo:min-width="0in" draw:z-index="130"><draw:text-box fo:min-height="0.0161in"><text:p text:style-name="Interlin_20_Morph">mText0</text:p><text:p text:style-name="Interlin_20_Gloss">mEng</text:p></draw:text-box></draw:frame><draw:frame draw:style-name="fr2" draw:name="Frame132" text:anchor-type="as-char" fo:min-width="0in" draw:z-index="131"><draw:text-box fo:min-height="0.0161in"><text:p text:style-name="Interlin_20_Morph">mText1</text:p><text:p text:style-name="Interlin_20_Gloss">mEng</text:p></draw:text-box></draw:frame></text:p></draw:text-box></draw:frame><draw:frame draw:style-name="fr1" draw:name="Frame133" text:anchor-type="as-char" fo:min-width="0in" draw:z-index="132"><draw:text-box fo:min-height="0.0161in"><text:p text:style-name="Interlin_20_Base">wordText44</text:p><text:p text:style-name="Standard"><draw:frame draw:style-name="fr2" draw:name="Frame134" text:anchor-type="as-char" fo:min-width="0in" draw:z-index="133"><draw:text-box fo:min-height="0.0161in"><text:p text:style-name="Interlin_20_Morph">mText0</text:p><text:p text:style-name="Interlin_20_Gloss">mEng</text:p></draw:text-box></draw:frame><draw:frame draw:style-name="fr2" draw:name="Frame135" text:anchor-type="as-char" fo:min-width="0in" draw:z-index="134"><draw:text-box fo:min-height="0.0161in"><text:p text:style-name="Interlin_20_Morph">mText1</text:p><text:p text:style-name="Interlin_20_Gloss">mEng</text:p></draw:text-box></draw:frame></text:p></draw:text-box></draw:frame><draw:frame draw:style-name="fr1" draw:name="Frame136" text:anchor-type="as-char" fo:min-width="0in" draw:z-index="135"><draw:text-box fo:min-height="0.0161in"><text:p text:style-name="Interlin_20_Base">wordText45</text:p><text:p text:style-name="Standard"><draw:frame draw:style-name="fr2" draw:name="Frame137" text:anchor-type="as-char" fo:min-width="0in" draw:z-index="136"><draw:text-box fo:min-height="0.0161in"><text:p text:style-name="Interlin_20_Morph">mText0</text:p><text:p text:style-name="Interlin_20_Gloss">mEng</text:p></draw:text-box></draw:frame><draw:frame draw:style-name="fr2" draw:name="Frame138" text:anchor-type="as-char" fo:min-width="0in" draw:z-index="137"><draw:text-box fo:min-height="0.0161in"><text:p text:style-name="Interlin_20_Morph">mText1</text:p><text:p text:style-name="Interlin_20_Gloss">mEng</text:p></draw:text-box></draw:frame></text:p></draw:text-box></draw:frame><draw:frame draw:style-name="fr1" draw:name="Frame139" text:anchor-type="as-char" fo:min-width="0in" draw:z-index="138"><draw:text-box fo:min-height="0.0161in"><text:p text:style-name="Interlin_20_Base">wordText46</text:p><text:p text:style-name="Standard"><draw:frame draw:style-name="fr2" draw:name="Frame140" text:anchor-type="as-char" fo:min-width="0in" draw:z-index="139"><draw:text-box fo:min-height="0.0161in"><text:p text:style-name="Interlin_20_Morph">mText0</text:p><text:p text:style-name="Interlin_20_Gloss">mEng</text:p></draw:text-box></draw:frame><draw:frame draw:style-name="fr2" draw:name="Frame141" text:anchor-type="as-char" fo:min-width="0in" draw:z-index="140"><draw:text-box fo:min-height="0.0161in"><text:p text:style-name="Interlin_20_Morph">mText1</text:p><text:p text:style-name="Interlin_20_Gloss">mEng</text:p></draw:text-box></draw:frame></text:p></draw:text-box></draw:frame><draw:frame draw:style-name="fr1" draw:name="Frame142" text:anchor-type="as-char" fo:min-width="0in" draw:z-index="141"><draw:text-box fo:min-height="0.0161in"><text:p text:style-name="Interlin_20_Base">wordText47</text:p><text:p text:style-name="Standard"><draw:frame draw:style-name="fr2" draw:name="Frame143" text:anchor-type="as-char" fo:min-width="0in" draw:z-index="142"><draw:text-box fo:min-height="0.0161in"><text:p text:style-name="Interlin_20_Morph">mText0</text:p><text:p text:style-name="Interlin_20_Gloss">mEng</text:p></draw:text-box></draw:frame><draw:frame draw:style-name="fr2" draw:name="Frame144" text:anchor-type="as-char" fo:min-width="0in" draw:z-index="143"><draw:text-box fo:min-height="0.0161in"><text:p text:style-name="Interlin_20_Morph">mText1</text:p><text:p text:style-name="Interlin_20_Gloss">mEng</text:p></draw:text-box></draw:frame></text:p></draw:text-box></draw:frame><draw:frame draw:style-name="fr1" draw:name="Frame145" text:anchor-type="as-char" fo:min-width="0in" draw:z-index="144"><draw:text-box fo:min-height="0.0161in"><text:p text:style-name="Interlin_20_Base">wordText48</text:p><text:p text:style-name="Standard"><draw:frame draw:style-name="fr2" draw:name="Frame146" text:anchor-type="as-char" fo:min-width="0in" draw:z-index="145"><draw:text-box fo:min-height="0.0161in"><text:p text:style-name="Interlin_20_Morph">mText0</text:p><text:p text:style-name="Interlin_20_Gloss">mEng</text:p></draw:text-box></draw:frame><draw:frame draw:style-name="fr2" draw:name="Frame147" text:anchor-type="as-char" fo:min-width="0in" draw:z-index="146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148" text:anchor-type="as-char" fo:min-width="0in" draw:z-index="147"><draw:text-box fo:min-height="0.0161in"><text:p text:style-name="Interlin_20_Base">wordText49</text:p><text:p text:style-name="Standard"><draw:frame draw:style-name="fr2" draw:name="Frame149" text:anchor-type="as-char" fo:min-width="0in" draw:z-index="148"><draw:text-box fo:min-height="0.0161in"><text:p text:style-name="Interlin_20_Morph">mText0</text:p><text:p text:style-name="Interlin_20_Gloss">mEng</text:p></draw:text-box></draw:frame><draw:frame draw:style-name="fr2" draw:name="Frame150" text:anchor-type="as-char" fo:min-width="0in" draw:z-index="149"><draw:text-box fo:min-height="0.0161in"><text:p text:style-name="Interlin_20_Morph">mText1</text:p><text:p text:style-name="Interlin_20_Gloss">mEng</text:p></draw:text-box></draw:frame></text:p></draw:text-box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Interlin_20_Example_20_Number">()</text:p>
          </table:table-cell>
          <table:table-cell table:style-name="Table2.A1" office:value-type="string">
            <text:p text:style-name="Table_20_Contents"><draw:frame draw:style-name="fr1" draw:name="Frame151" text:anchor-type="as-char" fo:min-width="0in" draw:z-index="150"><draw:text-box fo:min-height="0.0161in"><text:p text:style-name="Interlin_20_Base">wordText0</text:p><text:p text:style-name="Standard"><draw:frame draw:style-name="fr2" draw:name="Frame152" text:anchor-type="as-char" fo:min-width="0in" draw:z-index="151"><draw:text-box fo:min-height="0.0161in"><text:p text:style-name="Interlin_20_Morph">mText0</text:p><text:p text:style-name="Interlin_20_Gloss">mEng</text:p></draw:text-box></draw:frame><draw:frame draw:style-name="fr2" draw:name="Frame153" text:anchor-type="as-char" fo:min-width="0in" draw:z-index="152"><draw:text-box fo:min-height="0.0161in"><text:p text:style-name="Interlin_20_Morph">mText1</text:p><text:p text:style-name="Interlin_20_Gloss">mEng</text:p></draw:text-box></draw:frame></text:p></draw:text-box></draw:frame><draw:frame draw:style-name="fr1" draw:name="Frame154" text:anchor-type="as-char" fo:min-width="0in" draw:z-index="153"><draw:text-box fo:min-height="0.0161in"><text:p text:style-name="Interlin_20_Base">wordText1</text:p><text:p text:style-name="Standard"><draw:frame draw:style-name="fr2" draw:name="Frame155" text:anchor-type="as-char" fo:min-width="0in" draw:z-index="154"><draw:text-box fo:min-height="0.0161in"><text:p text:style-name="Interlin_20_Morph">mText0</text:p><text:p text:style-name="Interlin_20_Gloss">mEng</text:p></draw:text-box></draw:frame><draw:frame draw:style-name="fr2" draw:name="Frame156" text:anchor-type="as-char" fo:min-width="0in" draw:z-index="155"><draw:text-box fo:min-height="0.0161in"><text:p text:style-name="Interlin_20_Morph">mText1</text:p><text:p text:style-name="Interlin_20_Gloss">mEng</text:p></draw:text-box></draw:frame></text:p></draw:text-box></draw:frame><draw:frame draw:style-name="fr1" draw:name="Frame157" text:anchor-type="as-char" fo:min-width="0in" draw:z-index="156"><draw:text-box fo:min-height="0.0161in"><text:p text:style-name="Interlin_20_Base">wordText2</text:p><text:p text:style-name="Standard"><draw:frame draw:style-name="fr2" draw:name="Frame158" text:anchor-type="as-char" fo:min-width="0in" draw:z-index="157"><draw:text-box fo:min-height="0.0161in"><text:p text:style-name="Interlin_20_Morph">mText0</text:p><text:p text:style-name="Interlin_20_Gloss">mEng</text:p></draw:text-box></draw:frame><draw:frame draw:style-name="fr2" draw:name="Frame159" text:anchor-type="as-char" fo:min-width="0in" draw:z-index="158"><draw:text-box fo:min-height="0.0161in"><text:p text:style-name="Interlin_20_Morph">mText1</text:p><text:p text:style-name="Interlin_20_Gloss">mEng</text:p></draw:text-box></draw:frame></text:p></draw:text-box></draw:frame><draw:frame draw:style-name="fr1" draw:name="Frame160" text:anchor-type="as-char" fo:min-width="0in" draw:z-index="159"><draw:text-box fo:min-height="0.0161in"><text:p text:style-name="Interlin_20_Base">wordText3</text:p><text:p text:style-name="Standard"><draw:frame draw:style-name="fr2" draw:name="Frame161" text:anchor-type="as-char" fo:min-width="0in" draw:z-index="160"><draw:text-box fo:min-height="0.0161in"><text:p text:style-name="Interlin_20_Morph">mText0</text:p><text:p text:style-name="Interlin_20_Gloss">mEng</text:p></draw:text-box></draw:frame><draw:frame draw:style-name="fr2" draw:name="Frame162" text:anchor-type="as-char" fo:min-width="0in" draw:z-index="161"><draw:text-box fo:min-height="0.0161in"><text:p text:style-name="Interlin_20_Morph">mText1</text:p><text:p text:style-name="Interlin_20_Gloss">mEng</text:p></draw:text-box></draw:frame></text:p></draw:text-box></draw:frame><draw:frame draw:style-name="fr1" draw:name="Frame163" text:anchor-type="as-char" fo:min-width="0in" draw:z-index="162"><draw:text-box fo:min-height="0.0161in"><text:p text:style-name="Interlin_20_Base">wordText4</text:p><text:p text:style-name="Standard"><draw:frame draw:style-name="fr2" draw:name="Frame164" text:anchor-type="as-char" fo:min-width="0in" draw:z-index="163"><draw:text-box fo:min-height="0.0161in"><text:p text:style-name="Interlin_20_Morph">mText0</text:p><text:p text:style-name="Interlin_20_Gloss">mEng</text:p></draw:text-box></draw:frame><draw:frame draw:style-name="fr2" draw:name="Frame165" text:anchor-type="as-char" fo:min-width="0in" draw:z-index="164"><draw:text-box fo:min-height="0.0161in"><text:p text:style-name="Interlin_20_Morph">mText1</text:p><text:p text:style-name="Interlin_20_Gloss">mEng</text:p></draw:text-box></draw:frame></text:p></draw:text-box></draw:frame><draw:frame draw:style-name="fr1" draw:name="Frame166" text:anchor-type="as-char" fo:min-width="0in" draw:z-index="165"><draw:text-box fo:min-height="0.0161in"><text:p text:style-name="Interlin_20_Base">wordText5</text:p><text:p text:style-name="Standard"><draw:frame draw:style-name="fr2" draw:name="Frame167" text:anchor-type="as-char" fo:min-width="0in" draw:z-index="166"><draw:text-box fo:min-height="0.0161in"><text:p text:style-name="Interlin_20_Morph">mText0</text:p><text:p text:style-name="Interlin_20_Gloss">mEng</text:p></draw:text-box></draw:frame><draw:frame draw:style-name="fr2" draw:name="Frame168" text:anchor-type="as-char" fo:min-width="0in" draw:z-index="167"><draw:text-box fo:min-height="0.0161in"><text:p text:style-name="Interlin_20_Morph">mText1</text:p><text:p text:style-name="Interlin_20_Gloss">mEng</text:p></draw:text-box></draw:frame></text:p></draw:text-box></draw:frame><draw:frame draw:style-name="fr1" draw:name="Frame169" text:anchor-type="as-char" fo:min-width="0in" draw:z-index="168"><draw:text-box fo:min-height="0.0161in"><text:p text:style-name="Interlin_20_Base">wordText6</text:p><text:p text:style-name="Standard"><draw:frame draw:style-name="fr2" draw:name="Frame170" text:anchor-type="as-char" fo:min-width="0in" draw:z-index="169"><draw:text-box fo:min-height="0.0161in"><text:p text:style-name="Interlin_20_Morph">mText0</text:p><text:p text:style-name="Interlin_20_Gloss">mEng</text:p></draw:text-box></draw:frame><draw:frame draw:style-name="fr2" draw:name="Frame171" text:anchor-type="as-char" fo:min-width="0in" draw:z-index="170"><draw:text-box fo:min-height="0.0161in"><text:p text:style-name="Interlin_20_Morph">mText1</text:p><text:p text:style-name="Interlin_20_Gloss">mEng</text:p></draw:text-box></draw:frame></text:p></draw:text-box></draw:frame><draw:frame draw:style-name="fr1" draw:name="Frame172" text:anchor-type="as-char" fo:min-width="0in" draw:z-index="171"><draw:text-box fo:min-height="0.0161in"><text:p text:style-name="Interlin_20_Base">wordText7</text:p><text:p text:style-name="Standard"><draw:frame draw:style-name="fr2" draw:name="Frame173" text:anchor-type="as-char" fo:min-width="0in" draw:z-index="172"><draw:text-box fo:min-height="0.0161in"><text:p text:style-name="Interlin_20_Morph">mText0</text:p><text:p text:style-name="Interlin_20_Gloss">mEng</text:p></draw:text-box></draw:frame><draw:frame draw:style-name="fr2" draw:name="Frame174" text:anchor-type="as-char" fo:min-width="0in" draw:z-index="173"><draw:text-box fo:min-height="0.0161in"><text:p text:style-name="Interlin_20_Morph">mText1</text:p><text:p text:style-name="Interlin_20_Gloss">mEng</text:p></draw:text-box></draw:frame></text:p></draw:text-box></draw:frame><draw:frame draw:style-name="fr1" draw:name="Frame175" text:anchor-type="as-char" fo:min-width="0in" draw:z-index="174"><draw:text-box fo:min-height="0.0161in"><text:p text:style-name="Interlin_20_Base">wordText8</text:p><text:p text:style-name="Standard"><draw:frame draw:style-name="fr2" draw:name="Frame176" text:anchor-type="as-char" fo:min-width="0in" draw:z-index="175"><draw:text-box fo:min-height="0.0161in"><text:p text:style-name="Interlin_20_Morph">mText0</text:p><text:p text:style-name="Interlin_20_Gloss">mEng</text:p></draw:text-box></draw:frame><draw:frame draw:style-name="fr2" draw:name="Frame177" text:anchor-type="as-char" fo:min-width="0in" draw:z-index="176"><draw:text-box fo:min-height="0.0161in"><text:p text:style-name="Interlin_20_Morph">mText1</text:p><text:p text:style-name="Interlin_20_Gloss">mEng</text:p></draw:text-box></draw:frame></text:p></draw:text-box></draw:frame><draw:frame draw:style-name="fr1" draw:name="Frame178" text:anchor-type="as-char" fo:min-width="0in" draw:z-index="177"><draw:text-box fo:min-height="0.0161in"><text:p text:style-name="Interlin_20_Base">wordText9</text:p><text:p text:style-name="Standard"><draw:frame draw:style-name="fr2" draw:name="Frame179" text:anchor-type="as-char" fo:min-width="0in" draw:z-index="178"><draw:text-box fo:min-height="0.0161in"><text:p text:style-name="Interlin_20_Morph">mText0</text:p><text:p text:style-name="Interlin_20_Gloss">mEng</text:p></draw:text-box></draw:frame><draw:frame draw:style-name="fr2" draw:name="Frame180" text:anchor-type="as-char" fo:min-width="0in" draw:z-index="179"><draw:text-box fo:min-height="0.0161in"><text:p text:style-name="Interlin_20_Morph">mText1</text:p><text:p text:style-name="Interlin_20_Gloss">mEng</text:p></draw:text-box></draw:frame></text:p></draw:text-box></draw:frame><draw:frame draw:style-name="fr1" draw:name="Frame181" text:anchor-type="as-char" fo:min-width="0in" draw:z-index="180"><draw:text-box fo:min-height="0.0161in"><text:p text:style-name="Interlin_20_Base">wordText10</text:p><text:p text:style-name="Standard"><draw:frame draw:style-name="fr2" draw:name="Frame182" text:anchor-type="as-char" fo:min-width="0in" draw:z-index="181"><draw:text-box fo:min-height="0.0161in"><text:p text:style-name="Interlin_20_Morph">mText0</text:p><text:p text:style-name="Interlin_20_Gloss">mEng</text:p></draw:text-box></draw:frame><draw:frame draw:style-name="fr2" draw:name="Frame183" text:anchor-type="as-char" fo:min-width="0in" draw:z-index="182"><draw:text-box fo:min-height="0.0161in"><text:p text:style-name="Interlin_20_Morph">mText1</text:p><text:p text:style-name="Interlin_20_Gloss">mEng</text:p></draw:text-box></draw:frame></text:p></draw:text-box></draw:frame><draw:frame draw:style-name="fr1" draw:name="Frame184" text:anchor-type="as-char" fo:min-width="0in" draw:z-index="183"><draw:text-box fo:min-height="0.0161in"><text:p text:style-name="Interlin_20_Base">wordText11</text:p><text:p text:style-name="Standard"><draw:frame draw:style-name="fr2" draw:name="Frame185" text:anchor-type="as-char" fo:min-width="0in" draw:z-index="184"><draw:text-box fo:min-height="0.0161in"><text:p text:style-name="Interlin_20_Morph">mText0</text:p><text:p text:style-name="Interlin_20_Gloss">mEng</text:p></draw:text-box></draw:frame><draw:frame draw:style-name="fr2" draw:name="Frame186" text:anchor-type="as-char" fo:min-width="0in" draw:z-index="185"><draw:text-box fo:min-height="0.0161in"><text:p text:style-name="Interlin_20_Morph">mText1</text:p><text:p text:style-name="Interlin_20_Gloss">mEng</text:p></draw:text-box></draw:frame></text:p></draw:text-box></draw:frame><draw:frame draw:style-name="fr1" draw:name="Frame187" text:anchor-type="as-char" fo:min-width="0in" draw:z-index="186"><draw:text-box fo:min-height="0.0161in"><text:p text:style-name="Interlin_20_Base">wordText12</text:p><text:p text:style-name="Standard"><draw:frame draw:style-name="fr2" draw:name="Frame188" text:anchor-type="as-char" fo:min-width="0in" draw:z-index="187"><draw:text-box fo:min-height="0.0161in"><text:p text:style-name="Interlin_20_Morph">mText0</text:p><text:p text:style-name="Interlin_20_Gloss">mEng</text:p></draw:text-box></draw:frame><draw:frame draw:style-name="fr2" draw:name="Frame189" text:anchor-type="as-char" fo:min-width="0in" draw:z-index="188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190" text:anchor-type="as-char" fo:min-width="0in" draw:z-index="189"><draw:text-box fo:min-height="0.0161in"><text:p text:style-name="Interlin_20_Base">wordText13</text:p><text:p text:style-name="Standard"><draw:frame draw:style-name="fr2" draw:name="Frame191" text:anchor-type="as-char" fo:min-width="0in" draw:z-index="190"><draw:text-box fo:min-height="0.0161in"><text:p text:style-name="Interlin_20_Morph">mText0</text:p><text:p text:style-name="Interlin_20_Gloss">mEng</text:p></draw:text-box></draw:frame><draw:frame draw:style-name="fr2" draw:name="Frame192" text:anchor-type="as-char" fo:min-width="0in" draw:z-index="191"><draw:text-box fo:min-height="0.0161in"><text:p text:style-name="Interlin_20_Morph">mText1</text:p><text:p text:style-name="Interlin_20_Gloss">mEng</text:p></draw:text-box></draw:frame></text:p></draw:text-box></draw:frame></text:p>
            <text:p text:style-name="Table_20_Contents"><draw:frame draw:style-name="fr1" draw:name="Frame193" text:anchor-type="as-char" fo:min-width="0in" draw:z-index="192"><draw:text-box fo:min-height="0.0161in"><text:p text:style-name="Interlin_20_Base">wordText14</text:p><text:p text:style-name="Standard"><draw:frame draw:style-name="fr2" draw:name="Frame194" text:anchor-type="as-char" fo:min-width="0in" draw:z-index="193"><draw:text-box fo:min-height="0.0161in"><text:p text:style-name="Interlin_20_Morph">mText0</text:p><text:p text:style-name="Interlin_20_Gloss">mEng</text:p></draw:text-box></draw:frame><draw:frame draw:style-name="fr2" draw:name="Frame195" text:anchor-type="as-char" fo:min-width="0in" draw:z-index="194"><draw:text-box fo:min-height="0.0161in"><text:p text:style-name="Interlin_20_Morph">mText1</text:p><text:p text:style-name="Interlin_20_Gloss">mEng</text:p></draw:text-box></draw:frame></text:p></draw:text-box></draw:frame><draw:frame draw:style-name="fr1" draw:name="Frame196" text:anchor-type="as-char" fo:min-width="0in" draw:z-index="195"><draw:text-box fo:min-height="0.0161in"><text:p text:style-name="Interlin_20_Base">wordText15</text:p><text:p text:style-name="Standard"><draw:frame draw:style-name="fr2" draw:name="Frame197" text:anchor-type="as-char" fo:min-width="0in" draw:z-index="196"><draw:text-box fo:min-height="0.0161in"><text:p text:style-name="Interlin_20_Morph">mText0</text:p><text:p text:style-name="Interlin_20_Gloss">mEng</text:p></draw:text-box></draw:frame><draw:frame draw:style-name="fr2" draw:name="Frame198" text:anchor-type="as-char" fo:min-width="0in" draw:z-index="197"><draw:text-box fo:min-height="0.0161in"><text:p text:style-name="Interlin_20_Morph">mText1</text:p><text:p text:style-name="Interlin_20_Gloss">mEng</text:p></draw:text-box></draw:frame></text:p></draw:text-box></draw:frame><draw:frame draw:style-name="fr1" draw:name="Frame199" text:anchor-type="as-char" fo:min-width="0in" draw:z-index="198"><draw:text-box fo:min-height="0.0161in"><text:p text:style-name="Interlin_20_Base">wordText16</text:p><text:p text:style-name="Standard"><draw:frame draw:style-name="fr2" draw:name="Frame200" text:anchor-type="as-char" fo:min-width="0in" draw:z-index="199"><draw:text-box fo:min-height="0.0161in"><text:p text:style-name="Interlin_20_Morph">mText0</text:p><text:p text:style-name="Interlin_20_Gloss">mEng</text:p></draw:text-box></draw:frame><draw:frame draw:style-name="fr2" draw:name="Frame201" text:anchor-type="as-char" fo:min-width="0in" draw:z-index="200"><draw:text-box fo:min-height="0.0161in"><text:p text:style-name="Interlin_20_Morph">mText1</text:p><text:p text:style-name="Interlin_20_Gloss">mEng</text:p></draw:text-box></draw:frame></text:p></draw:text-box></draw:frame><draw:frame draw:style-name="fr1" draw:name="Frame202" text:anchor-type="as-char" fo:min-width="0in" draw:z-index="201"><draw:text-box fo:min-height="0.0161in"><text:p text:style-name="Interlin_20_Base">wordText17</text:p><text:p text:style-name="Standard"><draw:frame draw:style-name="fr2" draw:name="Frame203" text:anchor-type="as-char" fo:min-width="0in" draw:z-index="202"><draw:text-box fo:min-height="0.0161in"><text:p text:style-name="Interlin_20_Morph">mText0</text:p><text:p text:style-name="Interlin_20_Gloss">mEng</text:p></draw:text-box></draw:frame><draw:frame draw:style-name="fr2" draw:name="Frame204" text:anchor-type="as-char" fo:min-width="0in" draw:z-index="203"><draw:text-box fo:min-height="0.0161in"><text:p text:style-name="Interlin_20_Morph">mText1</text:p><text:p text:style-name="Interlin_20_Gloss">mEng</text:p></draw:text-box></draw:frame></text:p></draw:text-box></draw:frame><draw:frame draw:style-name="fr1" draw:name="Frame205" text:anchor-type="as-char" fo:min-width="0in" draw:z-index="204"><draw:text-box fo:min-height="0.0161in"><text:p text:style-name="Interlin_20_Base">wordText18</text:p><text:p text:style-name="Standard"><draw:frame draw:style-name="fr2" draw:name="Frame206" text:anchor-type="as-char" fo:min-width="0in" draw:z-index="205"><draw:text-box fo:min-height="0.0161in"><text:p text:style-name="Interlin_20_Morph">mText0</text:p><text:p text:style-name="Interlin_20_Gloss">mEng</text:p></draw:text-box></draw:frame><draw:frame draw:style-name="fr2" draw:name="Frame207" text:anchor-type="as-char" fo:min-width="0in" draw:z-index="206"><draw:text-box fo:min-height="0.0161in"><text:p text:style-name="Interlin_20_Morph">mText1</text:p><text:p text:style-name="Interlin_20_Gloss">mEng</text:p></draw:text-box></draw:frame></text:p></draw:text-box></draw:frame><draw:frame draw:style-name="fr1" draw:name="Frame208" text:anchor-type="as-char" fo:min-width="0in" draw:z-index="207"><draw:text-box fo:min-height="0.0161in"><text:p text:style-name="Interlin_20_Base">wordText19</text:p><text:p text:style-name="Standard"><draw:frame draw:style-name="fr2" draw:name="Frame209" text:anchor-type="as-char" fo:min-width="0in" draw:z-index="208"><draw:text-box fo:min-height="0.0161in"><text:p text:style-name="Interlin_20_Morph">mText0</text:p><text:p text:style-name="Interlin_20_Gloss">mEng</text:p></draw:text-box></draw:frame><draw:frame draw:style-name="fr2" draw:name="Frame210" text:anchor-type="as-char" fo:min-width="0in" draw:z-index="209"><draw:text-box fo:min-height="0.0161in"><text:p text:style-name="Interlin_20_Morph">mText1</text:p><text:p text:style-name="Interlin_20_Gloss">mEng</text:p></draw:text-box></draw:frame></text:p></draw:text-box></draw:frame><draw:frame draw:style-name="fr1" draw:name="Frame211" text:anchor-type="as-char" fo:min-width="0in" draw:z-index="210"><draw:text-box fo:min-height="0.0161in"><text:p text:style-name="Interlin_20_Base">wordText20</text:p><text:p text:style-name="Standard"><draw:frame draw:style-name="fr2" draw:name="Frame212" text:anchor-type="as-char" fo:min-width="0in" draw:z-index="211"><draw:text-box fo:min-height="0.0161in"><text:p text:style-name="Interlin_20_Morph">mText0</text:p><text:p text:style-name="Interlin_20_Gloss">mEng</text:p></draw:text-box></draw:frame><draw:frame draw:style-name="fr2" draw:name="Frame213" text:anchor-type="as-char" fo:min-width="0in" draw:z-index="212"><draw:text-box fo:min-height="0.0161in"><text:p text:style-name="Interlin_20_Morph">mText1</text:p><text:p text:style-name="Interlin_20_Gloss">mEng</text:p></draw:text-box></draw:frame></text:p></draw:text-box></draw:frame><draw:frame draw:style-name="fr1" draw:name="Frame214" text:anchor-type="as-char" fo:min-width="0in" draw:z-index="213"><draw:text-box fo:min-height="0.0161in"><text:p text:style-name="Interlin_20_Base">wordText21</text:p><text:p text:style-name="Standard"><draw:frame draw:style-name="fr2" draw:name="Frame215" text:anchor-type="as-char" fo:min-width="0in" draw:z-index="214"><draw:text-box fo:min-height="0.0161in"><text:p text:style-name="Interlin_20_Morph">mText0</text:p><text:p text:style-name="Interlin_20_Gloss">mEng</text:p></draw:text-box></draw:frame><draw:frame draw:style-name="fr2" draw:name="Frame216" text:anchor-type="as-char" fo:min-width="0in" draw:z-index="215"><draw:text-box fo:min-height="0.0161in"><text:p text:style-name="Interlin_20_Morph">mText1</text:p><text:p text:style-name="Interlin_20_Gloss">mEng</text:p></draw:text-box></draw:frame></text:p></draw:text-box></draw:frame><draw:frame draw:style-name="fr1" draw:name="Frame217" text:anchor-type="as-char" fo:min-width="0in" draw:z-index="216"><draw:text-box fo:min-height="0.0161in"><text:p text:style-name="Interlin_20_Base">wordText22</text:p><text:p text:style-name="Standard"><draw:frame draw:style-name="fr2" draw:name="Frame218" text:anchor-type="as-char" fo:min-width="0in" draw:z-index="217"><draw:text-box fo:min-height="0.0161in"><text:p text:style-name="Interlin_20_Morph">mText0</text:p><text:p text:style-name="Interlin_20_Gloss">mEng</text:p></draw:text-box></draw:frame><draw:frame draw:style-name="fr2" draw:name="Frame219" text:anchor-type="as-char" fo:min-width="0in" draw:z-index="218"><draw:text-box fo:min-height="0.0161in"><text:p text:style-name="Interlin_20_Morph">mText1</text:p><text:p text:style-name="Interlin_20_Gloss">mEng</text:p></draw:text-box></draw:frame></text:p></draw:text-box></draw:frame><draw:frame draw:style-name="fr1" draw:name="Frame220" text:anchor-type="as-char" fo:min-width="0in" draw:z-index="219"><draw:text-box fo:min-height="0.0161in"><text:p text:style-name="Interlin_20_Base">wordText23</text:p><text:p text:style-name="Standard"><draw:frame draw:style-name="fr2" draw:name="Frame221" text:anchor-type="as-char" fo:min-width="0in" draw:z-index="220"><draw:text-box fo:min-height="0.0161in"><text:p text:style-name="Interlin_20_Morph">mText0</text:p><text:p text:style-name="Interlin_20_Gloss">mEng</text:p></draw:text-box></draw:frame><draw:frame draw:style-name="fr2" draw:name="Frame222" text:anchor-type="as-char" fo:min-width="0in" draw:z-index="221"><draw:text-box fo:min-height="0.0161in"><text:p text:style-name="Interlin_20_Morph">mText1</text:p><text:p text:style-name="Interlin_20_Gloss">mEng</text:p></draw:text-box></draw:frame></text:p></draw:text-box></draw:frame><draw:frame draw:style-name="fr1" draw:name="Frame223" text:anchor-type="as-char" fo:min-width="0in" draw:z-index="222"><draw:text-box fo:min-height="0.0161in"><text:p text:style-name="Interlin_20_Base">wordText24</text:p><text:p text:style-name="Standard"><draw:frame draw:style-name="fr2" draw:name="Frame224" text:anchor-type="as-char" fo:min-width="0in" draw:z-index="223"><draw:text-box fo:min-height="0.0161in"><text:p text:style-name="Interlin_20_Morph">mText0</text:p><text:p text:style-name="Interlin_20_Gloss">mEng</text:p></draw:text-box></draw:frame><draw:frame draw:style-name="fr2" draw:name="Frame225" text:anchor-type="as-char" fo:min-width="0in" draw:z-index="224"><draw:text-box fo:min-height="0.0161in"><text:p text:style-name="Interlin_20_Morph">mText1</text:p><text:p text:style-name="Interlin_20_Gloss">mEng</text:p></draw:text-box></draw:frame></text:p></draw:text-box></draw:frame><draw:frame draw:style-name="fr1" draw:name="Frame226" text:anchor-type="as-char" fo:min-width="0in" draw:z-index="225"><draw:text-box fo:min-height="0.0161in"><text:p text:style-name="Interlin_20_Base">wordText25</text:p><text:p text:style-name="Standard"><draw:frame draw:style-name="fr2" draw:name="Frame227" text:anchor-type="as-char" fo:min-width="0in" draw:z-index="226"><draw:text-box fo:min-height="0.0161in"><text:p text:style-name="Interlin_20_Morph">mText0</text:p><text:p text:style-name="Interlin_20_Gloss">mEng</text:p></draw:text-box></draw:frame><draw:frame draw:style-name="fr2" draw:name="Frame228" text:anchor-type="as-char" fo:min-width="0in" draw:z-index="227"><draw:text-box fo:min-height="0.0161in"><text:p text:style-name="Interlin_20_Morph">mText1</text:p><text:p text:style-name="Interlin_20_Gloss">mEng</text:p></draw:text-box></draw:frame></text:p></draw:text-box></draw:frame><draw:frame draw:style-name="fr1" draw:name="Frame229" text:anchor-type="as-char" fo:min-width="0in" draw:z-index="228"><draw:text-box fo:min-height="0.0161in"><text:p text:style-name="Interlin_20_Base">wordText26</text:p><text:p text:style-name="Standard"><draw:frame draw:style-name="fr2" draw:name="Frame230" text:anchor-type="as-char" fo:min-width="0in" draw:z-index="229"><draw:text-box fo:min-height="0.0161in"><text:p text:style-name="Interlin_20_Morph">mText0</text:p><text:p text:style-name="Interlin_20_Gloss">mEng</text:p></draw:text-box></draw:frame><draw:frame draw:style-name="fr2" draw:name="Frame231" text:anchor-type="as-char" fo:min-width="0in" draw:z-index="230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232" text:anchor-type="as-char" fo:min-width="0in" draw:z-index="231"><draw:text-box fo:min-height="0.0161in"><text:p text:style-name="Interlin_20_Base">wordText27</text:p><text:p text:style-name="Standard"><draw:frame draw:style-name="fr2" draw:name="Frame233" text:anchor-type="as-char" fo:min-width="0in" draw:z-index="232"><draw:text-box fo:min-height="0.0161in"><text:p text:style-name="Interlin_20_Morph">mText0</text:p><text:p text:style-name="Interlin_20_Gloss">mEng</text:p></draw:text-box></draw:frame><draw:frame draw:style-name="fr2" draw:name="Frame234" text:anchor-type="as-char" fo:min-width="0in" draw:z-index="233"><draw:text-box fo:min-height="0.0161in"><text:p text:style-name="Interlin_20_Morph">mText1</text:p><text:p text:style-name="Interlin_20_Gloss">mEng</text:p></draw:text-box></draw:frame></text:p></draw:text-box></draw:frame></text:p>
            <text:p text:style-name="Table_20_Contents"><draw:frame draw:style-name="fr1" draw:name="Frame235" text:anchor-type="as-char" fo:min-width="0in" draw:z-index="234"><draw:text-box fo:min-height="0.0161in"><text:p text:style-name="Interlin_20_Base">wordText28</text:p><text:p text:style-name="Standard"><draw:frame draw:style-name="fr2" draw:name="Frame236" text:anchor-type="as-char" fo:min-width="0in" draw:z-index="235"><draw:text-box fo:min-height="0.0161in"><text:p text:style-name="Interlin_20_Morph">mText0</text:p><text:p text:style-name="Interlin_20_Gloss">mEng</text:p></draw:text-box></draw:frame><draw:frame draw:style-name="fr2" draw:name="Frame237" text:anchor-type="as-char" fo:min-width="0in" draw:z-index="236"><draw:text-box fo:min-height="0.0161in"><text:p text:style-name="Interlin_20_Morph">mText1</text:p><text:p text:style-name="Interlin_20_Gloss">mEng</text:p></draw:text-box></draw:frame></text:p></draw:text-box></draw:frame><draw:frame draw:style-name="fr1" draw:name="Frame238" text:anchor-type="as-char" fo:min-width="0in" draw:z-index="237"><draw:text-box fo:min-height="0.0161in"><text:p text:style-name="Interlin_20_Base">wordText29</text:p><text:p text:style-name="Standard"><draw:frame draw:style-name="fr2" draw:name="Frame239" text:anchor-type="as-char" fo:min-width="0in" draw:z-index="238"><draw:text-box fo:min-height="0.0161in"><text:p text:style-name="Interlin_20_Morph">mText0</text:p><text:p text:style-name="Interlin_20_Gloss">mEng</text:p></draw:text-box></draw:frame><draw:frame draw:style-name="fr2" draw:name="Frame240" text:anchor-type="as-char" fo:min-width="0in" draw:z-index="239"><draw:text-box fo:min-height="0.0161in"><text:p text:style-name="Interlin_20_Morph">mText1</text:p><text:p text:style-name="Interlin_20_Gloss">mEng</text:p></draw:text-box></draw:frame></text:p></draw:text-box></draw:frame><draw:frame draw:style-name="fr1" draw:name="Frame241" text:anchor-type="as-char" fo:min-width="0in" draw:z-index="240"><draw:text-box fo:min-height="0.0161in"><text:p text:style-name="Interlin_20_Base">wordText30</text:p><text:p text:style-name="Standard"><draw:frame draw:style-name="fr2" draw:name="Frame242" text:anchor-type="as-char" fo:min-width="0in" draw:z-index="241"><draw:text-box fo:min-height="0.0161in"><text:p text:style-name="Interlin_20_Morph">mText0</text:p><text:p text:style-name="Interlin_20_Gloss">mEng</text:p></draw:text-box></draw:frame><draw:frame draw:style-name="fr2" draw:name="Frame243" text:anchor-type="as-char" fo:min-width="0in" draw:z-index="242"><draw:text-box fo:min-height="0.0161in"><text:p text:style-name="Interlin_20_Morph">mText1</text:p><text:p text:style-name="Interlin_20_Gloss">mEng</text:p></draw:text-box></draw:frame></text:p></draw:text-box></draw:frame><draw:frame draw:style-name="fr1" draw:name="Frame244" text:anchor-type="as-char" fo:min-width="0in" draw:z-index="243"><draw:text-box fo:min-height="0.0161in"><text:p text:style-name="Interlin_20_Base">wordText31</text:p><text:p text:style-name="Standard"><draw:frame draw:style-name="fr2" draw:name="Frame245" text:anchor-type="as-char" fo:min-width="0in" draw:z-index="244"><draw:text-box fo:min-height="0.0161in"><text:p text:style-name="Interlin_20_Morph">mText0</text:p><text:p text:style-name="Interlin_20_Gloss">mEng</text:p></draw:text-box></draw:frame><draw:frame draw:style-name="fr2" draw:name="Frame246" text:anchor-type="as-char" fo:min-width="0in" draw:z-index="245"><draw:text-box fo:min-height="0.0161in"><text:p text:style-name="Interlin_20_Morph">mText1</text:p><text:p text:style-name="Interlin_20_Gloss">mEng</text:p></draw:text-box></draw:frame></text:p></draw:text-box></draw:frame><draw:frame draw:style-name="fr1" draw:name="Frame247" text:anchor-type="as-char" fo:min-width="0in" draw:z-index="246"><draw:text-box fo:min-height="0.0161in"><text:p text:style-name="Interlin_20_Base">wordText32</text:p><text:p text:style-name="Standard"><draw:frame draw:style-name="fr2" draw:name="Frame248" text:anchor-type="as-char" fo:min-width="0in" draw:z-index="247"><draw:text-box fo:min-height="0.0161in"><text:p text:style-name="Interlin_20_Morph">mText0</text:p><text:p text:style-name="Interlin_20_Gloss">mEng</text:p></draw:text-box></draw:frame><draw:frame draw:style-name="fr2" draw:name="Frame249" text:anchor-type="as-char" fo:min-width="0in" draw:z-index="248"><draw:text-box fo:min-height="0.0161in"><text:p text:style-name="Interlin_20_Morph">mText1</text:p><text:p text:style-name="Interlin_20_Gloss">mEng</text:p></draw:text-box></draw:frame></text:p></draw:text-box></draw:frame><draw:frame draw:style-name="fr1" draw:name="Frame250" text:anchor-type="as-char" fo:min-width="0in" draw:z-index="249"><draw:text-box fo:min-height="0.0161in"><text:p text:style-name="Interlin_20_Base">wordText33</text:p><text:p text:style-name="Standard"><draw:frame draw:style-name="fr2" draw:name="Frame251" text:anchor-type="as-char" fo:min-width="0in" draw:z-index="250"><draw:text-box fo:min-height="0.0161in"><text:p text:style-name="Interlin_20_Morph">mText0</text:p><text:p text:style-name="Interlin_20_Gloss">mEng</text:p></draw:text-box></draw:frame><draw:frame draw:style-name="fr2" draw:name="Frame252" text:anchor-type="as-char" fo:min-width="0in" draw:z-index="251"><draw:text-box fo:min-height="0.0161in"><text:p text:style-name="Interlin_20_Morph">mText1</text:p><text:p text:style-name="Interlin_20_Gloss">mEng</text:p></draw:text-box></draw:frame></text:p></draw:text-box></draw:frame><draw:frame draw:style-name="fr1" draw:name="Frame253" text:anchor-type="as-char" fo:min-width="0in" draw:z-index="252"><draw:text-box fo:min-height="0.0161in"><text:p text:style-name="Interlin_20_Base">wordText34</text:p><text:p text:style-name="Standard"><draw:frame draw:style-name="fr2" draw:name="Frame254" text:anchor-type="as-char" fo:min-width="0in" draw:z-index="253"><draw:text-box fo:min-height="0.0161in"><text:p text:style-name="Interlin_20_Morph">mText0</text:p><text:p text:style-name="Interlin_20_Gloss">mEng</text:p></draw:text-box></draw:frame><draw:frame draw:style-name="fr2" draw:name="Frame255" text:anchor-type="as-char" fo:min-width="0in" draw:z-index="254"><draw:text-box fo:min-height="0.0161in"><text:p text:style-name="Interlin_20_Morph">mText1</text:p><text:p text:style-name="Interlin_20_Gloss">mEng</text:p></draw:text-box></draw:frame></text:p></draw:text-box></draw:frame><draw:frame draw:style-name="fr1" draw:name="Frame256" text:anchor-type="as-char" fo:min-width="0in" draw:z-index="255"><draw:text-box fo:min-height="0.0161in"><text:p text:style-name="Interlin_20_Base">wordText35</text:p><text:p text:style-name="Standard"><draw:frame draw:style-name="fr2" draw:name="Frame257" text:anchor-type="as-char" fo:min-width="0in" draw:z-index="256"><draw:text-box fo:min-height="0.0161in"><text:p text:style-name="Interlin_20_Morph">mText0</text:p><text:p text:style-name="Interlin_20_Gloss">mEng</text:p></draw:text-box></draw:frame><draw:frame draw:style-name="fr2" draw:name="Frame258" text:anchor-type="as-char" fo:min-width="0in" draw:z-index="257"><draw:text-box fo:min-height="0.0161in"><text:p text:style-name="Interlin_20_Morph">mText1</text:p><text:p text:style-name="Interlin_20_Gloss">mEng</text:p></draw:text-box></draw:frame></text:p></draw:text-box></draw:frame><text:soft-page-break/><draw:frame draw:style-name="fr1" draw:name="Frame259" text:anchor-type="as-char" fo:min-width="0in" draw:z-index="258"><draw:text-box fo:min-height="0.0161in"><text:p text:style-name="Interlin_20_Base">wordText36</text:p><text:p text:style-name="Standard"><draw:frame draw:style-name="fr2" draw:name="Frame260" text:anchor-type="as-char" fo:min-width="0in" draw:z-index="259"><draw:text-box fo:min-height="0.0161in"><text:p text:style-name="Interlin_20_Morph">mText0</text:p><text:p text:style-name="Interlin_20_Gloss">mEng</text:p></draw:text-box></draw:frame><draw:frame draw:style-name="fr2" draw:name="Frame261" text:anchor-type="as-char" fo:min-width="0in" draw:z-index="260"><draw:text-box fo:min-height="0.0161in"><text:p text:style-name="Interlin_20_Morph">mText1</text:p><text:p text:style-name="Interlin_20_Gloss">mEng</text:p></draw:text-box></draw:frame></text:p></draw:text-box></draw:frame><draw:frame draw:style-name="fr1" draw:name="Frame262" text:anchor-type="as-char" fo:min-width="0in" draw:z-index="261"><draw:text-box fo:min-height="0.0161in"><text:p text:style-name="Interlin_20_Base">wordText37</text:p><text:p text:style-name="Standard"><draw:frame draw:style-name="fr2" draw:name="Frame263" text:anchor-type="as-char" fo:min-width="0in" draw:z-index="262"><draw:text-box fo:min-height="0.0161in"><text:p text:style-name="Interlin_20_Morph">mText0</text:p><text:p text:style-name="Interlin_20_Gloss">mEng</text:p></draw:text-box></draw:frame><draw:frame draw:style-name="fr2" draw:name="Frame264" text:anchor-type="as-char" fo:min-width="0in" draw:z-index="263"><draw:text-box fo:min-height="0.0161in"><text:p text:style-name="Interlin_20_Morph">mText1</text:p><text:p text:style-name="Interlin_20_Gloss">mEng</text:p></draw:text-box></draw:frame></text:p></draw:text-box></draw:frame><draw:frame draw:style-name="fr1" draw:name="Frame265" text:anchor-type="as-char" fo:min-width="0in" draw:z-index="264"><draw:text-box fo:min-height="0.0161in"><text:p text:style-name="Interlin_20_Base">wordText38</text:p><text:p text:style-name="Standard"><draw:frame draw:style-name="fr2" draw:name="Frame266" text:anchor-type="as-char" fo:min-width="0in" draw:z-index="265"><draw:text-box fo:min-height="0.0161in"><text:p text:style-name="Interlin_20_Morph">mText0</text:p><text:p text:style-name="Interlin_20_Gloss">mEng</text:p></draw:text-box></draw:frame><draw:frame draw:style-name="fr2" draw:name="Frame267" text:anchor-type="as-char" fo:min-width="0in" draw:z-index="266"><draw:text-box fo:min-height="0.0161in"><text:p text:style-name="Interlin_20_Morph">mText1</text:p><text:p text:style-name="Interlin_20_Gloss">mEng</text:p></draw:text-box></draw:frame></text:p></draw:text-box></draw:frame><draw:frame draw:style-name="fr1" draw:name="Frame268" text:anchor-type="as-char" fo:min-width="0in" draw:z-index="267"><draw:text-box fo:min-height="0.0161in"><text:p text:style-name="Interlin_20_Base">wordText39</text:p><text:p text:style-name="Standard"><draw:frame draw:style-name="fr2" draw:name="Frame269" text:anchor-type="as-char" fo:min-width="0in" draw:z-index="268"><draw:text-box fo:min-height="0.0161in"><text:p text:style-name="Interlin_20_Morph">mText0</text:p><text:p text:style-name="Interlin_20_Gloss">mEng</text:p></draw:text-box></draw:frame><draw:frame draw:style-name="fr2" draw:name="Frame270" text:anchor-type="as-char" fo:min-width="0in" draw:z-index="269"><draw:text-box fo:min-height="0.0161in"><text:p text:style-name="Interlin_20_Morph">mText1</text:p><text:p text:style-name="Interlin_20_Gloss">mEng</text:p></draw:text-box></draw:frame></text:p></draw:text-box></draw:frame><draw:frame draw:style-name="fr1" draw:name="Frame271" text:anchor-type="as-char" fo:min-width="0in" draw:z-index="270"><draw:text-box fo:min-height="0.0161in"><text:p text:style-name="Interlin_20_Base">wordText40</text:p><text:p text:style-name="Standard"><draw:frame draw:style-name="fr2" draw:name="Frame272" text:anchor-type="as-char" fo:min-width="0in" draw:z-index="271"><draw:text-box fo:min-height="0.0161in"><text:p text:style-name="Interlin_20_Morph">mText0</text:p><text:p text:style-name="Interlin_20_Gloss">mEng</text:p></draw:text-box></draw:frame><draw:frame draw:style-name="fr2" draw:name="Frame273" text:anchor-type="as-char" fo:min-width="0in" draw:z-index="272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274" text:anchor-type="as-char" fo:min-width="0in" draw:z-index="273"><draw:text-box fo:min-height="0.0161in"><text:p text:style-name="Interlin_20_Base">wordText41</text:p><text:p text:style-name="Standard"><draw:frame draw:style-name="fr2" draw:name="Frame275" text:anchor-type="as-char" fo:min-width="0in" draw:z-index="274"><draw:text-box fo:min-height="0.0161in"><text:p text:style-name="Interlin_20_Morph">mText0</text:p><text:p text:style-name="Interlin_20_Gloss">mEng</text:p></draw:text-box></draw:frame><draw:frame draw:style-name="fr2" draw:name="Frame276" text:anchor-type="as-char" fo:min-width="0in" draw:z-index="275"><draw:text-box fo:min-height="0.0161in"><text:p text:style-name="Interlin_20_Morph">mText1</text:p><text:p text:style-name="Interlin_20_Gloss">mEng</text:p></draw:text-box></draw:frame></text:p></draw:text-box></draw:frame></text:p>
            <text:p text:style-name="Table_20_Contents"><draw:frame draw:style-name="fr1" draw:name="Frame277" text:anchor-type="as-char" fo:min-width="0in" draw:z-index="276"><draw:text-box fo:min-height="0.0161in"><text:p text:style-name="Interlin_20_Base">wordText42</text:p><text:p text:style-name="Standard"><draw:frame draw:style-name="fr2" draw:name="Frame278" text:anchor-type="as-char" fo:min-width="0in" draw:z-index="277"><draw:text-box fo:min-height="0.0161in"><text:p text:style-name="Interlin_20_Morph">mText0</text:p><text:p text:style-name="Interlin_20_Gloss">mEng</text:p></draw:text-box></draw:frame><draw:frame draw:style-name="fr2" draw:name="Frame279" text:anchor-type="as-char" fo:min-width="0in" draw:z-index="278"><draw:text-box fo:min-height="0.0161in"><text:p text:style-name="Interlin_20_Morph">mText1</text:p><text:p text:style-name="Interlin_20_Gloss">mEng</text:p></draw:text-box></draw:frame></text:p></draw:text-box></draw:frame><draw:frame draw:style-name="fr1" draw:name="Frame280" text:anchor-type="as-char" fo:min-width="0in" draw:z-index="279"><draw:text-box fo:min-height="0.0161in"><text:p text:style-name="Interlin_20_Base">wordText43</text:p><text:p text:style-name="Standard"><draw:frame draw:style-name="fr2" draw:name="Frame281" text:anchor-type="as-char" fo:min-width="0in" draw:z-index="280"><draw:text-box fo:min-height="0.0161in"><text:p text:style-name="Interlin_20_Morph">mText0</text:p><text:p text:style-name="Interlin_20_Gloss">mEng</text:p></draw:text-box></draw:frame><draw:frame draw:style-name="fr2" draw:name="Frame282" text:anchor-type="as-char" fo:min-width="0in" draw:z-index="281"><draw:text-box fo:min-height="0.0161in"><text:p text:style-name="Interlin_20_Morph">mText1</text:p><text:p text:style-name="Interlin_20_Gloss">mEng</text:p></draw:text-box></draw:frame></text:p></draw:text-box></draw:frame><draw:frame draw:style-name="fr1" draw:name="Frame283" text:anchor-type="as-char" fo:min-width="0in" draw:z-index="282"><draw:text-box fo:min-height="0.0161in"><text:p text:style-name="Interlin_20_Base">wordText44</text:p><text:p text:style-name="Standard"><draw:frame draw:style-name="fr2" draw:name="Frame284" text:anchor-type="as-char" fo:min-width="0in" draw:z-index="283"><draw:text-box fo:min-height="0.0161in"><text:p text:style-name="Interlin_20_Morph">mText0</text:p><text:p text:style-name="Interlin_20_Gloss">mEng</text:p></draw:text-box></draw:frame><draw:frame draw:style-name="fr2" draw:name="Frame285" text:anchor-type="as-char" fo:min-width="0in" draw:z-index="284"><draw:text-box fo:min-height="0.0161in"><text:p text:style-name="Interlin_20_Morph">mText1</text:p><text:p text:style-name="Interlin_20_Gloss">mEng</text:p></draw:text-box></draw:frame></text:p></draw:text-box></draw:frame><draw:frame draw:style-name="fr1" draw:name="Frame286" text:anchor-type="as-char" fo:min-width="0in" draw:z-index="285"><draw:text-box fo:min-height="0.0161in"><text:p text:style-name="Interlin_20_Base">wordText45</text:p><text:p text:style-name="Standard"><draw:frame draw:style-name="fr2" draw:name="Frame287" text:anchor-type="as-char" fo:min-width="0in" draw:z-index="286"><draw:text-box fo:min-height="0.0161in"><text:p text:style-name="Interlin_20_Morph">mText0</text:p><text:p text:style-name="Interlin_20_Gloss">mEng</text:p></draw:text-box></draw:frame><draw:frame draw:style-name="fr2" draw:name="Frame288" text:anchor-type="as-char" fo:min-width="0in" draw:z-index="287"><draw:text-box fo:min-height="0.0161in"><text:p text:style-name="Interlin_20_Morph">mText1</text:p><text:p text:style-name="Interlin_20_Gloss">mEng</text:p></draw:text-box></draw:frame></text:p></draw:text-box></draw:frame><draw:frame draw:style-name="fr1" draw:name="Frame289" text:anchor-type="as-char" fo:min-width="0in" draw:z-index="288"><draw:text-box fo:min-height="0.0161in"><text:p text:style-name="Interlin_20_Base">wordText46</text:p><text:p text:style-name="Standard"><draw:frame draw:style-name="fr2" draw:name="Frame290" text:anchor-type="as-char" fo:min-width="0in" draw:z-index="289"><draw:text-box fo:min-height="0.0161in"><text:p text:style-name="Interlin_20_Morph">mText0</text:p><text:p text:style-name="Interlin_20_Gloss">mEng</text:p></draw:text-box></draw:frame><draw:frame draw:style-name="fr2" draw:name="Frame291" text:anchor-type="as-char" fo:min-width="0in" draw:z-index="290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292" text:anchor-type="as-char" fo:min-width="0in" draw:z-index="291"><draw:text-box fo:min-height="0.0161in"><text:p text:style-name="Interlin_20_Base">wordText47</text:p><text:p text:style-name="Standard"><draw:frame draw:style-name="fr2" draw:name="Frame293" text:anchor-type="as-char" fo:min-width="0in" draw:z-index="292"><draw:text-box fo:min-height="0.0161in"><text:p text:style-name="Interlin_20_Morph">mText0</text:p><text:p text:style-name="Interlin_20_Gloss">mEng</text:p></draw:text-box></draw:frame><draw:frame draw:style-name="fr2" draw:name="Frame294" text:anchor-type="as-char" fo:min-width="0in" draw:z-index="293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295" text:anchor-type="as-char" fo:min-width="0in" draw:z-index="294"><draw:text-box fo:min-height="0.0161in"><text:p text:style-name="Interlin_20_Base">wordText48</text:p><text:p text:style-name="Standard"><draw:frame draw:style-name="fr2" draw:name="Frame296" text:anchor-type="as-char" fo:min-width="0in" draw:z-index="295"><draw:text-box fo:min-height="0.0161in"><text:p text:style-name="Interlin_20_Morph">mText0</text:p><text:p text:style-name="Interlin_20_Gloss">mEng</text:p></draw:text-box></draw:frame><draw:frame draw:style-name="fr2" draw:name="Frame297" text:anchor-type="as-char" fo:min-width="0in" draw:z-index="296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298" text:anchor-type="as-char" fo:min-width="0in" draw:z-index="297"><draw:text-box fo:min-height="0.0161in"><text:p text:style-name="Interlin_20_Base">wordText49</text:p><text:p text:style-name="Standard"><draw:frame draw:style-name="fr2" draw:name="Frame299" text:anchor-type="as-char" fo:min-width="0in" draw:z-index="298"><draw:text-box fo:min-height="0.0161in"><text:p text:style-name="Interlin_20_Morph">mText0</text:p><text:p text:style-name="Interlin_20_Gloss">mEng</text:p></draw:text-box></draw:frame><draw:frame draw:style-name="fr2" draw:name="Frame300" text:anchor-type="as-char" fo:min-width="0in" draw:z-index="299"><draw:text-box fo:min-height="0.0161in"><text:p text:style-name="Interlin_20_Morph">mText1</text:p><text:p text:style-name="Interlin_20_Gloss">mEng</text:p></draw:text-box></draw:frame></text:p></draw:text-box></draw:frame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Interlin_20_Example_20_Number">()</text:p>
          </table:table-cell>
          <table:table-cell table:style-name="Table3.A1" office:value-type="string">
            <text:p text:style-name="Table_20_Contents"><draw:frame draw:style-name="fr1" draw:name="Frame301" text:anchor-type="as-char" fo:min-width="0in" draw:z-index="300"><draw:text-box fo:min-height="0.0161in"><text:p text:style-name="Interlin_20_Base">wordText0</text:p><text:p text:style-name="Standard"><draw:frame draw:style-name="fr2" draw:name="Frame302" text:anchor-type="as-char" fo:min-width="0in" draw:z-index="301"><draw:text-box fo:min-height="0.0161in"><text:p text:style-name="Interlin_20_Morph">mText0</text:p><text:p text:style-name="Interlin_20_Gloss">mEng</text:p></draw:text-box></draw:frame><draw:frame draw:style-name="fr2" draw:name="Frame303" text:anchor-type="as-char" fo:min-width="0in" draw:z-index="302"><draw:text-box fo:min-height="0.0161in"><text:p text:style-name="Interlin_20_Morph">mText1</text:p><text:p text:style-name="Interlin_20_Gloss">mEng</text:p></draw:text-box></draw:frame></text:p></draw:text-box></draw:frame><draw:frame draw:style-name="fr1" draw:name="Frame304" text:anchor-type="as-char" fo:min-width="0in" draw:z-index="303"><draw:text-box fo:min-height="0.0161in"><text:p text:style-name="Interlin_20_Base">wordText1</text:p><text:p text:style-name="Standard"><draw:frame draw:style-name="fr2" draw:name="Frame305" text:anchor-type="as-char" fo:min-width="0in" draw:z-index="304"><draw:text-box fo:min-height="0.0161in"><text:p text:style-name="Interlin_20_Morph">mText0</text:p><text:p text:style-name="Interlin_20_Gloss">mEng</text:p></draw:text-box></draw:frame><draw:frame draw:style-name="fr2" draw:name="Frame306" text:anchor-type="as-char" fo:min-width="0in" draw:z-index="305"><draw:text-box fo:min-height="0.0161in"><text:p text:style-name="Interlin_20_Morph">mText1</text:p><text:p text:style-name="Interlin_20_Gloss">mEng</text:p></draw:text-box></draw:frame></text:p></draw:text-box></draw:frame><draw:frame draw:style-name="fr1" draw:name="Frame307" text:anchor-type="as-char" fo:min-width="0in" draw:z-index="306"><draw:text-box fo:min-height="0.0161in"><text:p text:style-name="Interlin_20_Base">wordText2</text:p><text:p text:style-name="Standard"><draw:frame draw:style-name="fr2" draw:name="Frame308" text:anchor-type="as-char" fo:min-width="0in" draw:z-index="307"><draw:text-box fo:min-height="0.0161in"><text:p text:style-name="Interlin_20_Morph">mText0</text:p><text:p text:style-name="Interlin_20_Gloss">mEng</text:p></draw:text-box></draw:frame><draw:frame draw:style-name="fr2" draw:name="Frame309" text:anchor-type="as-char" fo:min-width="0in" draw:z-index="308"><draw:text-box fo:min-height="0.0161in"><text:p text:style-name="Interlin_20_Morph">mText1</text:p><text:p text:style-name="Interlin_20_Gloss">mEng</text:p></draw:text-box></draw:frame></text:p></draw:text-box></draw:frame><draw:frame draw:style-name="fr1" draw:name="Frame310" text:anchor-type="as-char" fo:min-width="0in" draw:z-index="309"><draw:text-box fo:min-height="0.0161in"><text:p text:style-name="Interlin_20_Base">wordText3</text:p><text:p text:style-name="Standard"><draw:frame draw:style-name="fr2" draw:name="Frame311" text:anchor-type="as-char" fo:min-width="0in" draw:z-index="310"><draw:text-box fo:min-height="0.0161in"><text:p text:style-name="Interlin_20_Morph">mText0</text:p><text:p text:style-name="Interlin_20_Gloss">mEng</text:p></draw:text-box></draw:frame><draw:frame draw:style-name="fr2" draw:name="Frame312" text:anchor-type="as-char" fo:min-width="0in" draw:z-index="311"><draw:text-box fo:min-height="0.0161in"><text:p text:style-name="Interlin_20_Morph">mText1</text:p><text:p text:style-name="Interlin_20_Gloss">mEng</text:p></draw:text-box></draw:frame></text:p></draw:text-box></draw:frame><draw:frame draw:style-name="fr1" draw:name="Frame313" text:anchor-type="as-char" fo:min-width="0in" draw:z-index="312"><draw:text-box fo:min-height="0.0161in"><text:p text:style-name="Interlin_20_Base">wordText4</text:p><text:p text:style-name="Standard"><draw:frame draw:style-name="fr2" draw:name="Frame314" text:anchor-type="as-char" fo:min-width="0in" draw:z-index="313"><draw:text-box fo:min-height="0.0161in"><text:p text:style-name="Interlin_20_Morph">mText0</text:p><text:p text:style-name="Interlin_20_Gloss">mEng</text:p></draw:text-box></draw:frame><draw:frame draw:style-name="fr2" draw:name="Frame315" text:anchor-type="as-char" fo:min-width="0in" draw:z-index="314"><draw:text-box fo:min-height="0.0161in"><text:p text:style-name="Interlin_20_Morph">mText1</text:p><text:p text:style-name="Interlin_20_Gloss">mEng</text:p></draw:text-box></draw:frame></text:p></draw:text-box></draw:frame><draw:frame draw:style-name="fr1" draw:name="Frame316" text:anchor-type="as-char" fo:min-width="0in" draw:z-index="315"><draw:text-box fo:min-height="0.0161in"><text:p text:style-name="Interlin_20_Base">wordText5</text:p><text:p text:style-name="Standard"><draw:frame draw:style-name="fr2" draw:name="Frame317" text:anchor-type="as-char" fo:min-width="0in" draw:z-index="316"><draw:text-box fo:min-height="0.0161in"><text:p text:style-name="Interlin_20_Morph">mText0</text:p><text:p text:style-name="Interlin_20_Gloss">mEng</text:p></draw:text-box></draw:frame><draw:frame draw:style-name="fr2" draw:name="Frame318" text:anchor-type="as-char" fo:min-width="0in" draw:z-index="317"><draw:text-box fo:min-height="0.0161in"><text:p text:style-name="Interlin_20_Morph">mText1</text:p><text:p text:style-name="Interlin_20_Gloss">mEng</text:p></draw:text-box></draw:frame></text:p></draw:text-box></draw:frame><draw:frame draw:style-name="fr1" draw:name="Frame319" text:anchor-type="as-char" fo:min-width="0in" draw:z-index="318"><draw:text-box fo:min-height="0.0161in"><text:p text:style-name="Interlin_20_Base">wordText6</text:p><text:p text:style-name="Standard"><draw:frame draw:style-name="fr2" draw:name="Frame320" text:anchor-type="as-char" fo:min-width="0in" draw:z-index="319"><draw:text-box fo:min-height="0.0161in"><text:p text:style-name="Interlin_20_Morph">mText0</text:p><text:p text:style-name="Interlin_20_Gloss">mEng</text:p></draw:text-box></draw:frame><draw:frame draw:style-name="fr2" draw:name="Frame321" text:anchor-type="as-char" fo:min-width="0in" draw:z-index="320"><draw:text-box fo:min-height="0.0161in"><text:p text:style-name="Interlin_20_Morph">mText1</text:p><text:p text:style-name="Interlin_20_Gloss">mEng</text:p></draw:text-box></draw:frame></text:p></draw:text-box></draw:frame><draw:frame draw:style-name="fr1" draw:name="Frame322" text:anchor-type="as-char" fo:min-width="0in" draw:z-index="321"><draw:text-box fo:min-height="0.0161in"><text:p text:style-name="Interlin_20_Base">wordText7</text:p><text:p text:style-name="Standard"><draw:frame draw:style-name="fr2" draw:name="Frame323" text:anchor-type="as-char" fo:min-width="0in" draw:z-index="322"><draw:text-box fo:min-height="0.0161in"><text:p text:style-name="Interlin_20_Morph">mText0</text:p><text:p text:style-name="Interlin_20_Gloss">mEng</text:p></draw:text-box></draw:frame><draw:frame draw:style-name="fr2" draw:name="Frame324" text:anchor-type="as-char" fo:min-width="0in" draw:z-index="323"><draw:text-box fo:min-height="0.0161in"><text:p text:style-name="Interlin_20_Morph">mText1</text:p><text:p text:style-name="Interlin_20_Gloss">mEng</text:p></draw:text-box></draw:frame></text:p></draw:text-box></draw:frame><draw:frame draw:style-name="fr1" draw:name="Frame325" text:anchor-type="as-char" fo:min-width="0in" draw:z-index="324"><draw:text-box fo:min-height="0.0161in"><text:p text:style-name="Interlin_20_Base">wordText8</text:p><text:p text:style-name="Standard"><draw:frame draw:style-name="fr2" draw:name="Frame326" text:anchor-type="as-char" fo:min-width="0in" draw:z-index="325"><draw:text-box fo:min-height="0.0161in"><text:p text:style-name="Interlin_20_Morph">mText0</text:p><text:p text:style-name="Interlin_20_Gloss">mEng</text:p></draw:text-box></draw:frame><draw:frame draw:style-name="fr2" draw:name="Frame327" text:anchor-type="as-char" fo:min-width="0in" draw:z-index="326"><draw:text-box fo:min-height="0.0161in"><text:p text:style-name="Interlin_20_Morph">mText1</text:p><text:p text:style-name="Interlin_20_Gloss">mEng</text:p></draw:text-box></draw:frame></text:p></draw:text-box></draw:frame><draw:frame draw:style-name="fr1" draw:name="Frame328" text:anchor-type="as-char" fo:min-width="0in" draw:z-index="327"><draw:text-box fo:min-height="0.0161in"><text:p text:style-name="Interlin_20_Base">wordText9</text:p><text:p text:style-name="Standard"><draw:frame draw:style-name="fr2" draw:name="Frame329" text:anchor-type="as-char" fo:min-width="0in" draw:z-index="328"><draw:text-box fo:min-height="0.0161in"><text:p text:style-name="Interlin_20_Morph">mText0</text:p><text:p text:style-name="Interlin_20_Gloss">mEng</text:p></draw:text-box></draw:frame><draw:frame draw:style-name="fr2" draw:name="Frame330" text:anchor-type="as-char" fo:min-width="0in" draw:z-index="329"><draw:text-box fo:min-height="0.0161in"><text:p text:style-name="Interlin_20_Morph">mText1</text:p><text:p text:style-name="Interlin_20_Gloss">mEng</text:p></draw:text-box></draw:frame></text:p></draw:text-box></draw:frame><draw:frame draw:style-name="fr1" draw:name="Frame331" text:anchor-type="as-char" fo:min-width="0in" draw:z-index="330"><draw:text-box fo:min-height="0.0161in"><text:p text:style-name="Interlin_20_Base">wordText10</text:p><text:p text:style-name="Standard"><draw:frame draw:style-name="fr2" draw:name="Frame332" text:anchor-type="as-char" fo:min-width="0in" draw:z-index="331"><draw:text-box fo:min-height="0.0161in"><text:p text:style-name="Interlin_20_Morph">mText0</text:p><text:p text:style-name="Interlin_20_Gloss">mEng</text:p></draw:text-box></draw:frame><draw:frame draw:style-name="fr2" draw:name="Frame333" text:anchor-type="as-char" fo:min-width="0in" draw:z-index="332"><draw:text-box fo:min-height="0.0161in"><text:p text:style-name="Interlin_20_Morph">mText1</text:p><text:p text:style-name="Interlin_20_Gloss">mEng</text:p></draw:text-box></draw:frame></text:p></draw:text-box></draw:frame><draw:frame draw:style-name="fr1" draw:name="Frame334" text:anchor-type="as-char" fo:min-width="0in" draw:z-index="333"><draw:text-box fo:min-height="0.0161in"><text:p text:style-name="Interlin_20_Base">wordText11</text:p><text:p text:style-name="Standard"><draw:frame draw:style-name="fr2" draw:name="Frame335" text:anchor-type="as-char" fo:min-width="0in" draw:z-index="334"><draw:text-box fo:min-height="0.0161in"><text:p text:style-name="Interlin_20_Morph">mText0</text:p><text:p text:style-name="Interlin_20_Gloss">mEng</text:p></draw:text-box></draw:frame><draw:frame draw:style-name="fr2" draw:name="Frame336" text:anchor-type="as-char" fo:min-width="0in" draw:z-index="335"><draw:text-box fo:min-height="0.0161in"><text:p text:style-name="Interlin_20_Morph">mText1</text:p><text:p text:style-name="Interlin_20_Gloss">mEng</text:p></draw:text-box></draw:frame></text:p></draw:text-box></draw:frame><draw:frame draw:style-name="fr1" draw:name="Frame337" text:anchor-type="as-char" fo:min-width="0in" draw:z-index="336"><draw:text-box fo:min-height="0.0161in"><text:p text:style-name="Interlin_20_Base">wordText12</text:p><text:p text:style-name="Standard"><draw:frame draw:style-name="fr2" draw:name="Frame338" text:anchor-type="as-char" fo:min-width="0in" draw:z-index="337"><draw:text-box fo:min-height="0.0161in"><text:p text:style-name="Interlin_20_Morph">mText0</text:p><text:p text:style-name="Interlin_20_Gloss">mEng</text:p></draw:text-box></draw:frame><draw:frame draw:style-name="fr2" draw:name="Frame339" text:anchor-type="as-char" fo:min-width="0in" draw:z-index="338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340" text:anchor-type="as-char" fo:min-width="0in" draw:z-index="339"><draw:text-box fo:min-height="0.0161in"><text:p text:style-name="Interlin_20_Base">wordText13</text:p><text:p text:style-name="Standard"><draw:frame draw:style-name="fr2" draw:name="Frame341" text:anchor-type="as-char" fo:min-width="0in" draw:z-index="340"><draw:text-box fo:min-height="0.0161in"><text:p text:style-name="Interlin_20_Morph">mText0</text:p><text:p text:style-name="Interlin_20_Gloss">mEng</text:p></draw:text-box></draw:frame><draw:frame draw:style-name="fr2" draw:name="Frame342" text:anchor-type="as-char" fo:min-width="0in" draw:z-index="341"><draw:text-box fo:min-height="0.0161in"><text:p text:style-name="Interlin_20_Morph">mText1</text:p><text:p text:style-name="Interlin_20_Gloss">mEng</text:p></draw:text-box></draw:frame></text:p></draw:text-box></draw:frame></text:p>
            <text:p text:style-name="Table_20_Contents"><draw:frame draw:style-name="fr1" draw:name="Frame343" text:anchor-type="as-char" fo:min-width="0in" draw:z-index="342"><draw:text-box fo:min-height="0.0161in"><text:p text:style-name="Interlin_20_Base">wordText14</text:p><text:p text:style-name="Standard"><draw:frame draw:style-name="fr2" draw:name="Frame344" text:anchor-type="as-char" fo:min-width="0in" draw:z-index="343"><draw:text-box fo:min-height="0.0161in"><text:p text:style-name="Interlin_20_Morph">mText0</text:p><text:p text:style-name="Interlin_20_Gloss">mEng</text:p></draw:text-box></draw:frame><draw:frame draw:style-name="fr2" draw:name="Frame345" text:anchor-type="as-char" fo:min-width="0in" draw:z-index="344"><draw:text-box fo:min-height="0.0161in"><text:p text:style-name="Interlin_20_Morph">mText1</text:p><text:p text:style-name="Interlin_20_Gloss">mEng</text:p></draw:text-box></draw:frame></text:p></draw:text-box></draw:frame><draw:frame draw:style-name="fr1" draw:name="Frame346" text:anchor-type="as-char" fo:min-width="0in" draw:z-index="345"><draw:text-box fo:min-height="0.0161in"><text:p text:style-name="Interlin_20_Base">wordText15</text:p><text:p text:style-name="Standard"><draw:frame draw:style-name="fr2" draw:name="Frame347" text:anchor-type="as-char" fo:min-width="0in" draw:z-index="346"><draw:text-box fo:min-height="0.0161in"><text:p text:style-name="Interlin_20_Morph">mText0</text:p><text:p text:style-name="Interlin_20_Gloss">mEng</text:p></draw:text-box></draw:frame><draw:frame draw:style-name="fr2" draw:name="Frame348" text:anchor-type="as-char" fo:min-width="0in" draw:z-index="347"><draw:text-box fo:min-height="0.0161in"><text:p text:style-name="Interlin_20_Morph">mText1</text:p><text:p text:style-name="Interlin_20_Gloss">mEng</text:p></draw:text-box></draw:frame></text:p></draw:text-box></draw:frame><draw:frame draw:style-name="fr1" draw:name="Frame349" text:anchor-type="as-char" fo:min-width="0in" draw:z-index="348"><draw:text-box fo:min-height="0.0161in"><text:p text:style-name="Interlin_20_Base">wordText16</text:p><text:p text:style-name="Standard"><draw:frame draw:style-name="fr2" draw:name="Frame350" text:anchor-type="as-char" fo:min-width="0in" draw:z-index="349"><draw:text-box fo:min-height="0.0161in"><text:p text:style-name="Interlin_20_Morph">mText0</text:p><text:p text:style-name="Interlin_20_Gloss">mEng</text:p></draw:text-box></draw:frame><draw:frame draw:style-name="fr2" draw:name="Frame351" text:anchor-type="as-char" fo:min-width="0in" draw:z-index="350"><draw:text-box fo:min-height="0.0161in"><text:p text:style-name="Interlin_20_Morph">mText1</text:p><text:p text:style-name="Interlin_20_Gloss">mEng</text:p></draw:text-box></draw:frame></text:p></draw:text-box></draw:frame><draw:frame draw:style-name="fr1" draw:name="Frame352" text:anchor-type="as-char" fo:min-width="0in" draw:z-index="351"><draw:text-box fo:min-height="0.0161in"><text:p text:style-name="Interlin_20_Base">wordText17</text:p><text:p text:style-name="Standard"><draw:frame draw:style-name="fr2" draw:name="Frame353" text:anchor-type="as-char" fo:min-width="0in" draw:z-index="352"><draw:text-box fo:min-height="0.0161in"><text:p text:style-name="Interlin_20_Morph">mText0</text:p><text:p text:style-name="Interlin_20_Gloss">mEng</text:p></draw:text-box></draw:frame><draw:frame draw:style-name="fr2" draw:name="Frame354" text:anchor-type="as-char" fo:min-width="0in" draw:z-index="353"><draw:text-box fo:min-height="0.0161in"><text:p text:style-name="Interlin_20_Morph">mText1</text:p><text:p text:style-name="Interlin_20_Gloss">mEng</text:p></draw:text-box></draw:frame></text:p></draw:text-box></draw:frame><draw:frame draw:style-name="fr1" draw:name="Frame355" text:anchor-type="as-char" fo:min-width="0in" draw:z-index="354"><draw:text-box fo:min-height="0.0161in"><text:p text:style-name="Interlin_20_Base">wordText18</text:p><text:p text:style-name="Standard"><draw:frame draw:style-name="fr2" draw:name="Frame356" text:anchor-type="as-char" fo:min-width="0in" draw:z-index="355"><draw:text-box fo:min-height="0.0161in"><text:p text:style-name="Interlin_20_Morph">mText0</text:p><text:p text:style-name="Interlin_20_Gloss">mEng</text:p></draw:text-box></draw:frame><draw:frame draw:style-name="fr2" draw:name="Frame357" text:anchor-type="as-char" fo:min-width="0in" draw:z-index="356"><draw:text-box fo:min-height="0.0161in"><text:p text:style-name="Interlin_20_Morph">mText1</text:p><text:p text:style-name="Interlin_20_Gloss">mEng</text:p></draw:text-box></draw:frame></text:p></draw:text-box></draw:frame><draw:frame draw:style-name="fr1" draw:name="Frame358" text:anchor-type="as-char" fo:min-width="0in" draw:z-index="357"><draw:text-box fo:min-height="0.0161in"><text:p text:style-name="Interlin_20_Base">wordText19</text:p><text:p text:style-name="Standard"><draw:frame draw:style-name="fr2" draw:name="Frame359" text:anchor-type="as-char" fo:min-width="0in" draw:z-index="358"><draw:text-box fo:min-height="0.0161in"><text:p text:style-name="Interlin_20_Morph">mText0</text:p><text:p text:style-name="Interlin_20_Gloss">mEng</text:p></draw:text-box></draw:frame><draw:frame draw:style-name="fr2" draw:name="Frame360" text:anchor-type="as-char" fo:min-width="0in" draw:z-index="359"><draw:text-box fo:min-height="0.0161in"><text:p text:style-name="Interlin_20_Morph">mText1</text:p><text:p text:style-name="Interlin_20_Gloss">mEng</text:p></draw:text-box></draw:frame></text:p></draw:text-box></draw:frame><draw:frame draw:style-name="fr1" draw:name="Frame361" text:anchor-type="as-char" fo:min-width="0in" draw:z-index="360"><draw:text-box fo:min-height="0.0161in"><text:p text:style-name="Interlin_20_Base">wordText20</text:p><text:p text:style-name="Standard"><draw:frame draw:style-name="fr2" draw:name="Frame362" text:anchor-type="as-char" fo:min-width="0in" draw:z-index="361"><draw:text-box fo:min-height="0.0161in"><text:p text:style-name="Interlin_20_Morph">mText0</text:p><text:p text:style-name="Interlin_20_Gloss">mEng</text:p></draw:text-box></draw:frame><draw:frame draw:style-name="fr2" draw:name="Frame363" text:anchor-type="as-char" fo:min-width="0in" draw:z-index="362"><draw:text-box fo:min-height="0.0161in"><text:p text:style-name="Interlin_20_Morph">mText1</text:p><text:p text:style-name="Interlin_20_Gloss">mEng</text:p></draw:text-box></draw:frame></text:p></draw:text-box></draw:frame><draw:frame draw:style-name="fr1" draw:name="Frame364" text:anchor-type="as-char" fo:min-width="0in" draw:z-index="363"><draw:text-box fo:min-height="0.0161in"><text:p text:style-name="Interlin_20_Base">wordText21</text:p><text:p text:style-name="Standard"><draw:frame draw:style-name="fr2" draw:name="Frame365" text:anchor-type="as-char" fo:min-width="0in" draw:z-index="364"><draw:text-box fo:min-height="0.0161in"><text:p text:style-name="Interlin_20_Morph">mText0</text:p><text:p text:style-name="Interlin_20_Gloss">mEng</text:p></draw:text-box></draw:frame><draw:frame draw:style-name="fr2" draw:name="Frame366" text:anchor-type="as-char" fo:min-width="0in" draw:z-index="365"><draw:text-box fo:min-height="0.0161in"><text:p text:style-name="Interlin_20_Morph">mText1</text:p><text:p text:style-name="Interlin_20_Gloss">mEng</text:p></draw:text-box></draw:frame></text:p></draw:text-box></draw:frame><draw:frame draw:style-name="fr1" draw:name="Frame367" text:anchor-type="as-char" fo:min-width="0in" draw:z-index="366"><draw:text-box fo:min-height="0.0161in"><text:p text:style-name="Interlin_20_Base">wordText22</text:p><text:p text:style-name="Standard"><draw:frame draw:style-name="fr2" draw:name="Frame368" text:anchor-type="as-char" fo:min-width="0in" draw:z-index="367"><draw:text-box fo:min-height="0.0161in"><text:p text:style-name="Interlin_20_Morph">mText0</text:p><text:p text:style-name="Interlin_20_Gloss">mEng</text:p></draw:text-box></draw:frame><draw:frame draw:style-name="fr2" draw:name="Frame369" text:anchor-type="as-char" fo:min-width="0in" draw:z-index="368"><draw:text-box fo:min-height="0.0161in"><text:p text:style-name="Interlin_20_Morph">mText1</text:p><text:p text:style-name="Interlin_20_Gloss">mEng</text:p></draw:text-box></draw:frame></text:p></draw:text-box></draw:frame><draw:frame draw:style-name="fr1" draw:name="Frame370" text:anchor-type="as-char" fo:min-width="0in" draw:z-index="369"><draw:text-box fo:min-height="0.0161in"><text:p text:style-name="Interlin_20_Base">wordText23</text:p><text:p text:style-name="Standard"><draw:frame draw:style-name="fr2" draw:name="Frame371" text:anchor-type="as-char" fo:min-width="0in" draw:z-index="370"><draw:text-box fo:min-height="0.0161in"><text:p text:style-name="Interlin_20_Morph">mText0</text:p><text:p text:style-name="Interlin_20_Gloss">mEng</text:p></draw:text-box></draw:frame><draw:frame draw:style-name="fr2" draw:name="Frame372" text:anchor-type="as-char" fo:min-width="0in" draw:z-index="371"><draw:text-box fo:min-height="0.0161in"><text:p text:style-name="Interlin_20_Morph">mText1</text:p><text:p text:style-name="Interlin_20_Gloss">mEng</text:p></draw:text-box></draw:frame></text:p></draw:text-box></draw:frame><draw:frame draw:style-name="fr1" draw:name="Frame373" text:anchor-type="as-char" fo:min-width="0in" draw:z-index="372"><draw:text-box fo:min-height="0.0161in"><text:p text:style-name="Interlin_20_Base">wordText24</text:p><text:p text:style-name="Standard"><draw:frame draw:style-name="fr2" draw:name="Frame374" text:anchor-type="as-char" fo:min-width="0in" draw:z-index="373"><draw:text-box fo:min-height="0.0161in"><text:p text:style-name="Interlin_20_Morph">mText0</text:p><text:p text:style-name="Interlin_20_Gloss">mEng</text:p></draw:text-box></draw:frame><draw:frame draw:style-name="fr2" draw:name="Frame375" text:anchor-type="as-char" fo:min-width="0in" draw:z-index="374"><draw:text-box fo:min-height="0.0161in"><text:p text:style-name="Interlin_20_Morph">mText1</text:p><text:p text:style-name="Interlin_20_Gloss">mEng</text:p></draw:text-box></draw:frame></text:p></draw:text-box></draw:frame><draw:frame draw:style-name="fr1" draw:name="Frame376" text:anchor-type="as-char" fo:min-width="0in" draw:z-index="375"><draw:text-box fo:min-height="0.0161in"><text:p text:style-name="Interlin_20_Base">wordText25</text:p><text:p text:style-name="Standard"><draw:frame draw:style-name="fr2" draw:name="Frame377" text:anchor-type="as-char" fo:min-width="0in" draw:z-index="376"><draw:text-box fo:min-height="0.0161in"><text:p text:style-name="Interlin_20_Morph">mText0</text:p><text:p text:style-name="Interlin_20_Gloss">mEng</text:p></draw:text-box></draw:frame><draw:frame draw:style-name="fr2" draw:name="Frame378" text:anchor-type="as-char" fo:min-width="0in" draw:z-index="377"><draw:text-box fo:min-height="0.0161in"><text:p text:style-name="Interlin_20_Morph">mText1</text:p><text:p text:style-name="Interlin_20_Gloss">mEng</text:p></draw:text-box></draw:frame></text:p></draw:text-box></draw:frame><draw:frame draw:style-name="fr1" draw:name="Frame379" text:anchor-type="as-char" fo:min-width="0in" draw:z-index="378"><draw:text-box fo:min-height="0.0161in"><text:p text:style-name="Interlin_20_Base">wordText26</text:p><text:p text:style-name="Standard"><draw:frame draw:style-name="fr2" draw:name="Frame380" text:anchor-type="as-char" fo:min-width="0in" draw:z-index="379"><draw:text-box fo:min-height="0.0161in"><text:p text:style-name="Interlin_20_Morph">mText0</text:p><text:p text:style-name="Interlin_20_Gloss">mEng</text:p></draw:text-box></draw:frame><draw:frame draw:style-name="fr2" draw:name="Frame381" text:anchor-type="as-char" fo:min-width="0in" draw:z-index="380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382" text:anchor-type="as-char" fo:min-width="0in" draw:z-index="381"><draw:text-box fo:min-height="0.0161in"><text:p text:style-name="Interlin_20_Base">wordText27</text:p><text:p text:style-name="Standard"><draw:frame draw:style-name="fr2" draw:name="Frame383" text:anchor-type="as-char" fo:min-width="0in" draw:z-index="382"><draw:text-box fo:min-height="0.0161in"><text:p text:style-name="Interlin_20_Morph">mText0</text:p><text:p text:style-name="Interlin_20_Gloss">mEng</text:p></draw:text-box></draw:frame><draw:frame draw:style-name="fr2" draw:name="Frame384" text:anchor-type="as-char" fo:min-width="0in" draw:z-index="383"><draw:text-box fo:min-height="0.0161in"><text:p text:style-name="Interlin_20_Morph">mText1</text:p><text:p text:style-name="Interlin_20_Gloss">mEng</text:p></draw:text-box></draw:frame></text:p></draw:text-box></draw:frame></text:p>
            <text:p text:style-name="Table_20_Contents"><draw:frame draw:style-name="fr1" draw:name="Frame385" text:anchor-type="as-char" fo:min-width="0in" draw:z-index="384"><draw:text-box fo:min-height="0.0161in"><text:p text:style-name="Interlin_20_Base">wordText28</text:p><text:p text:style-name="Standard"><draw:frame draw:style-name="fr2" draw:name="Frame386" text:anchor-type="as-char" fo:min-width="0in" draw:z-index="385"><draw:text-box fo:min-height="0.0161in"><text:p text:style-name="Interlin_20_Morph">mText0</text:p><text:p text:style-name="Interlin_20_Gloss">mEng</text:p></draw:text-box></draw:frame><draw:frame draw:style-name="fr2" draw:name="Frame387" text:anchor-type="as-char" fo:min-width="0in" draw:z-index="386"><draw:text-box fo:min-height="0.0161in"><text:p text:style-name="Interlin_20_Morph">mText1</text:p><text:p text:style-name="Interlin_20_Gloss">mEng</text:p></draw:text-box></draw:frame></text:p></draw:text-box></draw:frame><draw:frame draw:style-name="fr1" draw:name="Frame388" text:anchor-type="as-char" fo:min-width="0in" draw:z-index="387"><draw:text-box fo:min-height="0.0161in"><text:p text:style-name="Interlin_20_Base">wordText29</text:p><text:p text:style-name="Standard"><draw:frame draw:style-name="fr2" draw:name="Frame389" text:anchor-type="as-char" fo:min-width="0in" draw:z-index="388"><draw:text-box fo:min-height="0.0161in"><text:p text:style-name="Interlin_20_Morph">mText0</text:p><text:p text:style-name="Interlin_20_Gloss">mEng</text:p></draw:text-box></draw:frame><draw:frame draw:style-name="fr2" draw:name="Frame390" text:anchor-type="as-char" fo:min-width="0in" draw:z-index="389"><draw:text-box fo:min-height="0.0161in"><text:p text:style-name="Interlin_20_Morph">mText1</text:p><text:p text:style-name="Interlin_20_Gloss">mEng</text:p></draw:text-box></draw:frame></text:p></draw:text-box></draw:frame><draw:frame draw:style-name="fr1" draw:name="Frame391" text:anchor-type="as-char" fo:min-width="0in" draw:z-index="390"><draw:text-box fo:min-height="0.0161in"><text:p text:style-name="Interlin_20_Base">wordText30</text:p><text:p text:style-name="Standard"><draw:frame draw:style-name="fr2" draw:name="Frame392" text:anchor-type="as-char" fo:min-width="0in" draw:z-index="391"><draw:text-box fo:min-height="0.0161in"><text:p text:style-name="Interlin_20_Morph">mText0</text:p><text:p text:style-name="Interlin_20_Gloss">mEng</text:p></draw:text-box></draw:frame><draw:frame draw:style-name="fr2" draw:name="Frame393" text:anchor-type="as-char" fo:min-width="0in" draw:z-index="392"><draw:text-box fo:min-height="0.0161in"><text:p text:style-name="Interlin_20_Morph">mText1</text:p><text:p text:style-name="Interlin_20_Gloss">mEng</text:p></draw:text-box></draw:frame></text:p></draw:text-box></draw:frame><draw:frame draw:style-name="fr1" draw:name="Frame394" text:anchor-type="as-char" fo:min-width="0in" draw:z-index="393"><draw:text-box fo:min-height="0.0161in"><text:p text:style-name="Interlin_20_Base">wordText31</text:p><text:p text:style-name="Standard"><draw:frame draw:style-name="fr2" draw:name="Frame395" text:anchor-type="as-char" fo:min-width="0in" draw:z-index="394"><draw:text-box fo:min-height="0.0161in"><text:p text:style-name="Interlin_20_Morph">mText0</text:p><text:p text:style-name="Interlin_20_Gloss">mEng</text:p></draw:text-box></draw:frame><draw:frame draw:style-name="fr2" draw:name="Frame396" text:anchor-type="as-char" fo:min-width="0in" draw:z-index="395"><draw:text-box fo:min-height="0.0161in"><text:p text:style-name="Interlin_20_Morph">mText1</text:p><text:p text:style-name="Interlin_20_Gloss">mEng</text:p></draw:text-box></draw:frame></text:p></draw:text-box></draw:frame><draw:frame draw:style-name="fr1" draw:name="Frame397" text:anchor-type="as-char" fo:min-width="0in" draw:z-index="396"><draw:text-box fo:min-height="0.0161in"><text:p text:style-name="Interlin_20_Base">wordText32</text:p><text:p text:style-name="Standard"><draw:frame draw:style-name="fr2" draw:name="Frame398" text:anchor-type="as-char" fo:min-width="0in" draw:z-index="397"><draw:text-box fo:min-height="0.0161in"><text:p text:style-name="Interlin_20_Morph">mText0</text:p><text:p text:style-name="Interlin_20_Gloss">mEng</text:p></draw:text-box></draw:frame><draw:frame draw:style-name="fr2" draw:name="Frame399" text:anchor-type="as-char" fo:min-width="0in" draw:z-index="398"><draw:text-box fo:min-height="0.0161in"><text:p text:style-name="Interlin_20_Morph">mText1</text:p><text:p text:style-name="Interlin_20_Gloss">mEng</text:p></draw:text-box></draw:frame></text:p></draw:text-box></draw:frame><draw:frame draw:style-name="fr1" draw:name="Frame400" text:anchor-type="as-char" fo:min-width="0in" draw:z-index="399"><draw:text-box fo:min-height="0.0161in"><text:p text:style-name="Interlin_20_Base">wordText33</text:p><text:p text:style-name="Standard"><draw:frame draw:style-name="fr2" draw:name="Frame401" text:anchor-type="as-char" fo:min-width="0in" draw:z-index="400"><draw:text-box fo:min-height="0.0161in"><text:p text:style-name="Interlin_20_Morph">mText0</text:p><text:p text:style-name="Interlin_20_Gloss">mEng</text:p></draw:text-box></draw:frame><draw:frame draw:style-name="fr2" draw:name="Frame402" text:anchor-type="as-char" fo:min-width="0in" draw:z-index="401"><draw:text-box fo:min-height="0.0161in"><text:p text:style-name="Interlin_20_Morph">mText1</text:p><text:p text:style-name="Interlin_20_Gloss">mEng</text:p></draw:text-box></draw:frame></text:p></draw:text-box></draw:frame><draw:frame draw:style-name="fr1" draw:name="Frame403" text:anchor-type="as-char" fo:min-width="0in" draw:z-index="402"><draw:text-box fo:min-height="0.0161in"><text:p text:style-name="Interlin_20_Base">wordText34</text:p><text:p text:style-name="Standard"><draw:frame draw:style-name="fr2" draw:name="Frame404" text:anchor-type="as-char" fo:min-width="0in" draw:z-index="403"><draw:text-box fo:min-height="0.0161in"><text:p text:style-name="Interlin_20_Morph">mText0</text:p><text:p text:style-name="Interlin_20_Gloss">mEng</text:p></draw:text-box></draw:frame><draw:frame draw:style-name="fr2" draw:name="Frame405" text:anchor-type="as-char" fo:min-width="0in" draw:z-index="404"><draw:text-box fo:min-height="0.0161in"><text:p text:style-name="Interlin_20_Morph">mText1</text:p><text:p text:style-name="Interlin_20_Gloss">mEng</text:p></draw:text-box></draw:frame></text:p></draw:text-box></draw:frame><draw:frame draw:style-name="fr1" draw:name="Frame406" text:anchor-type="as-char" fo:min-width="0in" draw:z-index="405"><draw:text-box fo:min-height="0.0161in"><text:p text:style-name="Interlin_20_Base">wordText35</text:p><text:p text:style-name="Standard"><draw:frame draw:style-name="fr2" draw:name="Frame407" text:anchor-type="as-char" fo:min-width="0in" draw:z-index="406"><draw:text-box fo:min-height="0.0161in"><text:p text:style-name="Interlin_20_Morph">mText0</text:p><text:p text:style-name="Interlin_20_Gloss">mEng</text:p></draw:text-box></draw:frame><draw:frame draw:style-name="fr2" draw:name="Frame408" text:anchor-type="as-char" fo:min-width="0in" draw:z-index="407"><draw:text-box fo:min-height="0.0161in"><text:p text:style-name="Interlin_20_Morph">mText1</text:p><text:p text:style-name="Interlin_20_Gloss">mEng</text:p></draw:text-box></draw:frame></text:p></draw:text-box></draw:frame><text:soft-page-break/><draw:frame draw:style-name="fr1" draw:name="Frame409" text:anchor-type="as-char" fo:min-width="0in" draw:z-index="408"><draw:text-box fo:min-height="0.0161in"><text:p text:style-name="Interlin_20_Base">wordText36</text:p><text:p text:style-name="Standard"><draw:frame draw:style-name="fr2" draw:name="Frame410" text:anchor-type="as-char" fo:min-width="0in" draw:z-index="409"><draw:text-box fo:min-height="0.0161in"><text:p text:style-name="Interlin_20_Morph">mText0</text:p><text:p text:style-name="Interlin_20_Gloss">mEng</text:p></draw:text-box></draw:frame><draw:frame draw:style-name="fr2" draw:name="Frame411" text:anchor-type="as-char" fo:min-width="0in" draw:z-index="410"><draw:text-box fo:min-height="0.0161in"><text:p text:style-name="Interlin_20_Morph">mText1</text:p><text:p text:style-name="Interlin_20_Gloss">mEng</text:p></draw:text-box></draw:frame></text:p></draw:text-box></draw:frame><draw:frame draw:style-name="fr1" draw:name="Frame412" text:anchor-type="as-char" fo:min-width="0in" draw:z-index="411"><draw:text-box fo:min-height="0.0161in"><text:p text:style-name="Interlin_20_Base">wordText37</text:p><text:p text:style-name="Standard"><draw:frame draw:style-name="fr2" draw:name="Frame413" text:anchor-type="as-char" fo:min-width="0in" draw:z-index="412"><draw:text-box fo:min-height="0.0161in"><text:p text:style-name="Interlin_20_Morph">mText0</text:p><text:p text:style-name="Interlin_20_Gloss">mEng</text:p></draw:text-box></draw:frame><draw:frame draw:style-name="fr2" draw:name="Frame414" text:anchor-type="as-char" fo:min-width="0in" draw:z-index="413"><draw:text-box fo:min-height="0.0161in"><text:p text:style-name="Interlin_20_Morph">mText1</text:p><text:p text:style-name="Interlin_20_Gloss">mEng</text:p></draw:text-box></draw:frame></text:p></draw:text-box></draw:frame><draw:frame draw:style-name="fr1" draw:name="Frame415" text:anchor-type="as-char" fo:min-width="0in" draw:z-index="414"><draw:text-box fo:min-height="0.0161in"><text:p text:style-name="Interlin_20_Base">wordText38</text:p><text:p text:style-name="Standard"><draw:frame draw:style-name="fr2" draw:name="Frame416" text:anchor-type="as-char" fo:min-width="0in" draw:z-index="415"><draw:text-box fo:min-height="0.0161in"><text:p text:style-name="Interlin_20_Morph">mText0</text:p><text:p text:style-name="Interlin_20_Gloss">mEng</text:p></draw:text-box></draw:frame><draw:frame draw:style-name="fr2" draw:name="Frame417" text:anchor-type="as-char" fo:min-width="0in" draw:z-index="416"><draw:text-box fo:min-height="0.0161in"><text:p text:style-name="Interlin_20_Morph">mText1</text:p><text:p text:style-name="Interlin_20_Gloss">mEng</text:p></draw:text-box></draw:frame></text:p></draw:text-box></draw:frame><draw:frame draw:style-name="fr1" draw:name="Frame418" text:anchor-type="as-char" fo:min-width="0in" draw:z-index="417"><draw:text-box fo:min-height="0.0161in"><text:p text:style-name="Interlin_20_Base">wordText39</text:p><text:p text:style-name="Standard"><draw:frame draw:style-name="fr2" draw:name="Frame419" text:anchor-type="as-char" fo:min-width="0in" draw:z-index="418"><draw:text-box fo:min-height="0.0161in"><text:p text:style-name="Interlin_20_Morph">mText0</text:p><text:p text:style-name="Interlin_20_Gloss">mEng</text:p></draw:text-box></draw:frame><draw:frame draw:style-name="fr2" draw:name="Frame420" text:anchor-type="as-char" fo:min-width="0in" draw:z-index="419"><draw:text-box fo:min-height="0.0161in"><text:p text:style-name="Interlin_20_Morph">mText1</text:p><text:p text:style-name="Interlin_20_Gloss">mEng</text:p></draw:text-box></draw:frame></text:p></draw:text-box></draw:frame><draw:frame draw:style-name="fr1" draw:name="Frame421" text:anchor-type="as-char" fo:min-width="0in" draw:z-index="420"><draw:text-box fo:min-height="0.0161in"><text:p text:style-name="Interlin_20_Base">wordText40</text:p><text:p text:style-name="Standard"><draw:frame draw:style-name="fr2" draw:name="Frame422" text:anchor-type="as-char" fo:min-width="0in" draw:z-index="421"><draw:text-box fo:min-height="0.0161in"><text:p text:style-name="Interlin_20_Morph">mText0</text:p><text:p text:style-name="Interlin_20_Gloss">mEng</text:p></draw:text-box></draw:frame><draw:frame draw:style-name="fr2" draw:name="Frame423" text:anchor-type="as-char" fo:min-width="0in" draw:z-index="422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424" text:anchor-type="as-char" fo:min-width="0in" draw:z-index="423"><draw:text-box fo:min-height="0.0161in"><text:p text:style-name="Interlin_20_Base">wordText41</text:p><text:p text:style-name="Standard"><draw:frame draw:style-name="fr2" draw:name="Frame425" text:anchor-type="as-char" fo:min-width="0in" draw:z-index="424"><draw:text-box fo:min-height="0.0161in"><text:p text:style-name="Interlin_20_Morph">mText0</text:p><text:p text:style-name="Interlin_20_Gloss">mEng</text:p></draw:text-box></draw:frame><draw:frame draw:style-name="fr2" draw:name="Frame426" text:anchor-type="as-char" fo:min-width="0in" draw:z-index="425"><draw:text-box fo:min-height="0.0161in"><text:p text:style-name="Interlin_20_Morph">mText1</text:p><text:p text:style-name="Interlin_20_Gloss">mEng</text:p></draw:text-box></draw:frame></text:p></draw:text-box></draw:frame></text:p>
            <text:p text:style-name="Table_20_Contents"><draw:frame draw:style-name="fr1" draw:name="Frame427" text:anchor-type="as-char" fo:min-width="0in" draw:z-index="426"><draw:text-box fo:min-height="0.0161in"><text:p text:style-name="Interlin_20_Base">wordText42</text:p><text:p text:style-name="Standard"><draw:frame draw:style-name="fr2" draw:name="Frame428" text:anchor-type="as-char" fo:min-width="0in" draw:z-index="427"><draw:text-box fo:min-height="0.0161in"><text:p text:style-name="Interlin_20_Morph">mText0</text:p><text:p text:style-name="Interlin_20_Gloss">mEng</text:p></draw:text-box></draw:frame><draw:frame draw:style-name="fr2" draw:name="Frame429" text:anchor-type="as-char" fo:min-width="0in" draw:z-index="428"><draw:text-box fo:min-height="0.0161in"><text:p text:style-name="Interlin_20_Morph">mText1</text:p><text:p text:style-name="Interlin_20_Gloss">mEng</text:p></draw:text-box></draw:frame></text:p></draw:text-box></draw:frame><draw:frame draw:style-name="fr1" draw:name="Frame430" text:anchor-type="as-char" fo:min-width="0in" draw:z-index="429"><draw:text-box fo:min-height="0.0161in"><text:p text:style-name="Interlin_20_Base">wordText43</text:p><text:p text:style-name="Standard"><draw:frame draw:style-name="fr2" draw:name="Frame431" text:anchor-type="as-char" fo:min-width="0in" draw:z-index="430"><draw:text-box fo:min-height="0.0161in"><text:p text:style-name="Interlin_20_Morph">mText0</text:p><text:p text:style-name="Interlin_20_Gloss">mEng</text:p></draw:text-box></draw:frame><draw:frame draw:style-name="fr2" draw:name="Frame432" text:anchor-type="as-char" fo:min-width="0in" draw:z-index="431"><draw:text-box fo:min-height="0.0161in"><text:p text:style-name="Interlin_20_Morph">mText1</text:p><text:p text:style-name="Interlin_20_Gloss">mEng</text:p></draw:text-box></draw:frame></text:p></draw:text-box></draw:frame><draw:frame draw:style-name="fr1" draw:name="Frame433" text:anchor-type="as-char" fo:min-width="0in" draw:z-index="432"><draw:text-box fo:min-height="0.0161in"><text:p text:style-name="Interlin_20_Base">wordText44</text:p><text:p text:style-name="Standard"><draw:frame draw:style-name="fr2" draw:name="Frame434" text:anchor-type="as-char" fo:min-width="0in" draw:z-index="433"><draw:text-box fo:min-height="0.0161in"><text:p text:style-name="Interlin_20_Morph">mText0</text:p><text:p text:style-name="Interlin_20_Gloss">mEng</text:p></draw:text-box></draw:frame><draw:frame draw:style-name="fr2" draw:name="Frame435" text:anchor-type="as-char" fo:min-width="0in" draw:z-index="434"><draw:text-box fo:min-height="0.0161in"><text:p text:style-name="Interlin_20_Morph">mText1</text:p><text:p text:style-name="Interlin_20_Gloss">mEng</text:p></draw:text-box></draw:frame></text:p></draw:text-box></draw:frame><draw:frame draw:style-name="fr1" draw:name="Frame436" text:anchor-type="as-char" fo:min-width="0in" draw:z-index="435"><draw:text-box fo:min-height="0.0161in"><text:p text:style-name="Interlin_20_Base">wordText45</text:p><text:p text:style-name="Standard"><draw:frame draw:style-name="fr2" draw:name="Frame437" text:anchor-type="as-char" fo:min-width="0in" draw:z-index="436"><draw:text-box fo:min-height="0.0161in"><text:p text:style-name="Interlin_20_Morph">mText0</text:p><text:p text:style-name="Interlin_20_Gloss">mEng</text:p></draw:text-box></draw:frame><draw:frame draw:style-name="fr2" draw:name="Frame438" text:anchor-type="as-char" fo:min-width="0in" draw:z-index="437"><draw:text-box fo:min-height="0.0161in"><text:p text:style-name="Interlin_20_Morph">mText1</text:p><text:p text:style-name="Interlin_20_Gloss">mEng</text:p></draw:text-box></draw:frame></text:p></draw:text-box></draw:frame><draw:frame draw:style-name="fr1" draw:name="Frame439" text:anchor-type="as-char" fo:min-width="0in" draw:z-index="438"><draw:text-box fo:min-height="0.0161in"><text:p text:style-name="Interlin_20_Base">wordText46</text:p><text:p text:style-name="Standard"><draw:frame draw:style-name="fr2" draw:name="Frame440" text:anchor-type="as-char" fo:min-width="0in" draw:z-index="439"><draw:text-box fo:min-height="0.0161in"><text:p text:style-name="Interlin_20_Morph">mText0</text:p><text:p text:style-name="Interlin_20_Gloss">mEng</text:p></draw:text-box></draw:frame><draw:frame draw:style-name="fr2" draw:name="Frame441" text:anchor-type="as-char" fo:min-width="0in" draw:z-index="440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442" text:anchor-type="as-char" fo:min-width="0in" draw:z-index="441"><draw:text-box fo:min-height="0.0161in"><text:p text:style-name="Interlin_20_Base">wordText47</text:p><text:p text:style-name="Standard"><draw:frame draw:style-name="fr2" draw:name="Frame443" text:anchor-type="as-char" fo:min-width="0in" draw:z-index="442"><draw:text-box fo:min-height="0.0161in"><text:p text:style-name="Interlin_20_Morph">mText0</text:p><text:p text:style-name="Interlin_20_Gloss">mEng</text:p></draw:text-box></draw:frame><draw:frame draw:style-name="fr2" draw:name="Frame444" text:anchor-type="as-char" fo:min-width="0in" draw:z-index="443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445" text:anchor-type="as-char" fo:min-width="0in" draw:z-index="444"><draw:text-box fo:min-height="0.0161in"><text:p text:style-name="Interlin_20_Base">wordText48</text:p><text:p text:style-name="Standard"><draw:frame draw:style-name="fr2" draw:name="Frame446" text:anchor-type="as-char" fo:min-width="0in" draw:z-index="445"><draw:text-box fo:min-height="0.0161in"><text:p text:style-name="Interlin_20_Morph">mText0</text:p><text:p text:style-name="Interlin_20_Gloss">mEng</text:p></draw:text-box></draw:frame><draw:frame draw:style-name="fr2" draw:name="Frame447" text:anchor-type="as-char" fo:min-width="0in" draw:z-index="446"><draw:text-box fo:min-height="0.0161in"><text:p text:style-name="Interlin_20_Morph">mText1</text:p><text:p text:style-name="Interlin_20_Gloss">mEng</text:p></draw:text-box></draw:frame></text:p></draw:text-box></draw:frame><draw:frame draw:style-name="Interlin_20_Frame" draw:name="Frame448" text:anchor-type="as-char" fo:min-width="0in" draw:z-index="447"><draw:text-box fo:min-height="0.0161in"><text:p text:style-name="Interlin_20_Base">wordText49</text:p><text:p text:style-name="Standard"><draw:frame draw:style-name="fr2" draw:name="Frame449" text:anchor-type="as-char" fo:min-width="0in" draw:z-index="448"><draw:text-box fo:min-height="0.0161in"><text:p text:style-name="Interlin_20_Morph">mText0</text:p><text:p text:style-name="Interlin_20_Gloss">mEng</text:p></draw:text-box></draw:frame><draw:frame draw:style-name="fr2" draw:name="Frame450" text:anchor-type="as-char" fo:min-width="0in" draw:z-index="449"><draw:text-box fo:min-height="0.0161in"><text:p text:style-name="Interlin_20_Morph">mText1</text:p><text:p text:style-name="Interlin_20_Gloss">mEng</text:p></draw:text-box></draw:frame></text:p></draw:text-box></draw:frame>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Gautami" svg:font-family="Gautami" style:font-adornments="Regular" style:font-pitch="variable"/>
    <style:font-face style:name="Courier New" svg:font-family="'Courier New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atha1" svg:font-family="Lath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lin_20_Orthographic" style:display-name="Interlin Orthographic" style:family="paragraph">
      <style:text-properties fo:color="#000000" style:font-name="Latha" fo:font-size="14pt" style:font-name-complex="Latha1" style:font-size-complex="14pt"/>
    </style:style>
    <style:style style:name="Interlin_20_Base" style:display-name="Interlin Base" style:family="paragraph">
      <style:text-properties fo:color="#0000ff" style:font-name="Gautami" fo:font-size="14pt" style:font-name-complex="Gautami" style:font-size-complex="14pt"/>
    </style:style>
    <style:style style:name="Interlin_20_Morph" style:display-name="Interlin Morph" style:family="paragraph">
      <style:text-properties fo:color="#800080" style:font-name="Gautami" fo:font-size="14pt" style:font-name-complex="Gautami" style:font-size-complex="14pt"/>
    </style:style>
    <style:style style:name="Interlin_20_POS" style:display-name="Interlin POS" style:family="paragraph">
      <style:paragraph-properties fo:margin-top="0in" fo:margin-bottom="0in"/>
      <style:text-properties fo:color="#ff0000" style:font-name="Times New Roman" fo:font-size="12pt" style:font-name-complex="Times New Roman1" style:font-size-complex="12pt"/>
    </style:style>
    <style:style style:name="Interlin_20_Gloss" style:display-name="Interlin Gloss" style:family="paragraph">
      <style:paragraph-properties fo:margin-top="0in" fo:margin-bottom="0.1299in"/>
      <style:text-properties fo:color="#ff00ff" style:font-name="Times New Roman" fo:font-size="12pt" style:font-name-complex="Times New Roman1" style:font-size-complex="12pt"/>
    </style:style>
    <style:style style:name="Interlin_20_Freeform_20_Gloss" style:display-name="Interlin Freeform Gloss" style:family="paragraph">
      <style:text-properties fo:color="#008000" style:font-name="Times New Roman" fo:font-size="12pt" style:font-name-complex="Times New Roman1" style:font-size-complex="12pt"/>
    </style:style>
    <style:style style:name="Interlin_20_Example_20_Number" style:display-name="Interlin Example Number" style:family="paragraph">
      <style:paragraph-properties fo:margin-top="0.0701in" fo:margin-bottom="0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lin_20_Reference_20_Number" style:display-name="Interlin Reference Number" style:family="text">
      <style:text-properties fo:color="#800000" style:font-name="Courier New" fo:font-size="12pt"/>
    </style:style>
    <style:style style:name="Interlin_20_Frame" style:display-name="Interlin Frame" style:family="graphic">
      <style:graphic-properties fo:min-width="0.0161in" fo:min-height="0.0161in" text:anchor-type="as-char" svg:y="0in" fo:margin-left="0in" fo:margin-right="0.1in" fo:margin-top="0in" fo:margin-bottom="0.1in" style:vertical-pos="top" style:vertical-rel="line" fo:padding="0in" fo:border="none"/>
    </style:style>
    <style:style style:name="Interlin_20_Morpheme_20_Frame" style:display-name="Interlin Morpheme Frame" style:family="graphic">
      <style:graphic-properties fo:min-width="0.0161in" fo:min-height="0.0161in" text:anchor-type="as-char" svg:y="0in" fo:margin-left="0in" fo:margin-right="0.1in" fo:margin-top="0in" fo:margin-bottom="0in" style:vertical-pos="top" style:vertical-rel="line" fo:padding="0in" fo:border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58M57S</meta:editing-duration>
    <meta:editing-cycles>7</meta:editing-cycles>
    <meta:generator>OpenOffice.org/3.2$Win32 OpenOffice.org_project/320m18$Build-9502</meta:generator>
    <dc:date>2010-09-03T17:30:46.43</dc:date>
    <dc:creator>Jim Kornelsen</dc:creator>
    <meta:document-statistic meta:table-count="3" meta:image-count="0" meta:object-count="0" meta:page-count="7" meta:paragraph-count="912" meta:word-count="753" meta:character-count="4926"/>
    <meta:user-defined meta:name="Info 1"/>
    <meta:user-defined meta:name="Info 2"/>
    <meta:user-defined meta:name="Info 3"/>
    <meta:user-defined meta:name="Info 4"/>
  </office:meta>
</office:document-meta>
</file>